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6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ce2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Аркуш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Name</text:p>
          </table:table-cell>
          <table:table-cell table:style-name="Default"/>
          <table:table-cell office:value-type="string">
            <text:p>Attribute</text:p>
          </table:table-cell>
          <table:table-cell table:style-name="ce2" table:number-columns-repeated="2"/>
          <table:table-cell/>
          <table:table-cell office:value-type="string">
            <text:p>Comment</text:p>
          </table:table-cell>
          <table:table-cell office:value-type="string">
            <text:p>Address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>
            <text:p>Тег</text:p>
          </table:table-cell>
          <table:table-cell table:style-name="Default"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2"/>
        </table:table-row>
        <table:table-row table:style-name="ro1">
          <table:table-cell office:value-type="string">
            <text:p>Q_man</text:p>
          </table:table-cell>
          <table:table-cell table:formula="of:=HEX2DEC(RIGHT([.H4];4))"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10</text:p>
          </table:table-cell>
          <table:table-cell table:formula="of:=CONCATENATE([.A4:.A4];&quot;,MODBUS RTU,&quot;;IF([.C4:.C4]=&quot;Bool&quot;;&quot;0x&quot;;&quot;4x&quot;);&quot;,&quot;;[.B4:.B4])" office:value-type="string" office:string-value="Q_man,MODBUS RTU,4x,16">
            <text:p>Q_man,MODBUS RTU,4x,16</text:p>
          </table:table-cell>
        </table:table-row>
        <table:table-row table:style-name="ro1">
          <table:table-cell office:value-type="string">
            <text:p>Gzag_s</text:p>
          </table:table-cell>
          <table:table-cell table:formula="of:=HEX2DEC(RIGHT([.H5];4))"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12</text:p>
          </table:table-cell>
          <table:table-cell table:formula="of:=CONCATENATE([.A5:.A5];&quot;,MODBUS RTU,&quot;;IF([.C5:.C5]=&quot;Bool&quot;;&quot;0x&quot;;&quot;4x&quot;);&quot;,&quot;;[.B5:.B5])" office:value-type="string" office:string-value="Gzag_s,MODBUS RTU,4x,18">
            <text:p>Gzag_s,MODBUS RTU,4x,18</text:p>
          </table:table-cell>
        </table:table-row>
        <table:table-row table:style-name="ro1">
          <table:table-cell office:value-type="string">
            <text:p>Gzag_c</text:p>
          </table:table-cell>
          <table:table-cell table:formula="of:=HEX2DEC(RIGHT([.H6];4))"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14</text:p>
          </table:table-cell>
          <table:table-cell table:formula="of:=CONCATENATE([.A6:.A6];&quot;,MODBUS RTU,&quot;;IF([.C6:.C6]=&quot;Bool&quot;;&quot;0x&quot;;&quot;4x&quot;);&quot;,&quot;;[.B6:.B6])" office:value-type="string" office:string-value="Gzag_c,MODBUS RTU,4x,20">
            <text:p>Gzag_c,MODBUS RTU,4x,20</text:p>
          </table:table-cell>
        </table:table-row>
        <table:table-row table:style-name="ro1">
          <table:table-cell office:value-type="string">
            <text:p>I_a</text:p>
          </table:table-cell>
          <table:table-cell table:formula="of:=HEX2DEC(RIGHT([.H7];4))"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16</text:p>
          </table:table-cell>
          <table:table-cell table:formula="of:=CONCATENATE([.A7:.A7];&quot;,MODBUS RTU,&quot;;IF([.C7:.C7]=&quot;Bool&quot;;&quot;0x&quot;;&quot;4x&quot;);&quot;,&quot;;[.B7:.B7])" office:value-type="string" office:string-value="I_a,MODBUS RTU,4x,22">
            <text:p>I_a,MODBUS RTU,4x,22</text:p>
          </table:table-cell>
        </table:table-row>
        <table:table-row table:style-name="ro1">
          <table:table-cell office:value-type="string">
            <text:p>I_b</text:p>
          </table:table-cell>
          <table:table-cell table:formula="of:=HEX2DEC(RIGHT([.H8];4))"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18</text:p>
          </table:table-cell>
          <table:table-cell table:formula="of:=CONCATENATE([.A8:.A8];&quot;,MODBUS RTU,&quot;;IF([.C8:.C8]=&quot;Bool&quot;;&quot;0x&quot;;&quot;4x&quot;);&quot;,&quot;;[.B8:.B8])" office:value-type="string" office:string-value="I_b,MODBUS RTU,4x,24">
            <text:p>I_b,MODBUS RTU,4x,24</text:p>
          </table:table-cell>
        </table:table-row>
        <table:table-row table:style-name="ro1">
          <table:table-cell office:value-type="string">
            <text:p>I_m</text:p>
          </table:table-cell>
          <table:table-cell table:formula="of:=HEX2DEC(RIGHT([.H9];4))"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1A</text:p>
          </table:table-cell>
          <table:table-cell table:formula="of:=CONCATENATE([.A9:.A9];&quot;,MODBUS RTU,&quot;;IF([.C9:.C9]=&quot;Bool&quot;;&quot;0x&quot;;&quot;4x&quot;);&quot;,&quot;;[.B9:.B9])" office:value-type="string" office:string-value="I_m,MODBUS RTU,4x,26">
            <text:p>I_m,MODBUS RTU,4x,26</text:p>
          </table:table-cell>
        </table:table-row>
        <table:table-row table:style-name="ro1">
          <table:table-cell office:value-type="string">
            <text:p>Q_pr_zd</text:p>
          </table:table-cell>
          <table:table-cell table:formula="of:=HEX2DEC(RIGHT([.H10];4))"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1C</text:p>
          </table:table-cell>
          <table:table-cell table:formula="of:=CONCATENATE([.A10:.A10];&quot;,MODBUS RTU,&quot;;IF([.C10:.C10]=&quot;Bool&quot;;&quot;0x&quot;;&quot;4x&quot;);&quot;,&quot;;[.B10:.B10])" office:value-type="string" office:string-value="Q_pr_zd,MODBUS RTU,4x,28">
            <text:p>Q_pr_zd,MODBUS RTU,4x,28</text:p>
          </table:table-cell>
        </table:table-row>
        <table:table-row table:style-name="ro1">
          <table:table-cell office:value-type="string">
            <text:p>Gzag</text:p>
          </table:table-cell>
          <table:table-cell table:formula="of:=HEX2DEC(RIGHT([.H11];4))" office:value-type="float" office:value="30">
            <text:p>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1E</text:p>
          </table:table-cell>
          <table:table-cell table:formula="of:=CONCATENATE([.A11:.A11];&quot;,MODBUS RTU,&quot;;IF([.C11:.C11]=&quot;Bool&quot;;&quot;0x&quot;;&quot;4x&quot;);&quot;,&quot;;[.B11:.B11])" office:value-type="string" office:string-value="Gzag,MODBUS RTU,4x,30">
            <text:p>Gzag,MODBUS RTU,4x,30</text:p>
          </table:table-cell>
        </table:table-row>
        <table:table-row table:style-name="ro1">
          <table:table-cell office:value-type="string">
            <text:p>Q_all</text:p>
          </table:table-cell>
          <table:table-cell table:formula="of:=HEX2DEC(RIGHT([.H12];4))"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20</text:p>
          </table:table-cell>
          <table:table-cell table:formula="of:=CONCATENATE([.A12:.A12];&quot;,MODBUS RTU,&quot;;IF([.C12:.C12]=&quot;Bool&quot;;&quot;0x&quot;;&quot;4x&quot;);&quot;,&quot;;[.B12:.B12])" office:value-type="string" office:string-value="Q_all,MODBUS RTU,4x,32">
            <text:p>Q_all,MODBUS RTU,4x,32</text:p>
          </table:table-cell>
        </table:table-row>
        <table:table-row table:style-name="ro1">
          <table:table-cell office:value-type="string">
            <text:p>Q_reg</text:p>
          </table:table-cell>
          <table:table-cell table:formula="of:=HEX2DEC(RIGHT([.H13];4))" office:value-type="float" office:value="34">
            <text:p>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22</text:p>
          </table:table-cell>
          <table:table-cell table:formula="of:=CONCATENATE([.A13:.A13];&quot;,MODBUS RTU,&quot;;IF([.C13:.C13]=&quot;Bool&quot;;&quot;0x&quot;;&quot;4x&quot;);&quot;,&quot;;[.B13:.B13])" office:value-type="string" office:string-value="Q_reg,MODBUS RTU,4x,34">
            <text:p>Q_reg,MODBUS RTU,4x,34</text:p>
          </table:table-cell>
        </table:table-row>
        <table:table-row table:style-name="ro1">
          <table:table-cell office:value-type="string">
            <text:p>Q_prl</text:p>
          </table:table-cell>
          <table:table-cell table:formula="of:=HEX2DEC(RIGHT([.H14];4))" office:value-type="float" office:value="36">
            <text:p>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24</text:p>
          </table:table-cell>
          <table:table-cell table:formula="of:=CONCATENATE([.A14:.A14];&quot;,MODBUS RTU,&quot;;IF([.C14:.C14]=&quot;Bool&quot;;&quot;0x&quot;;&quot;4x&quot;);&quot;,&quot;;[.B14:.B14])" office:value-type="string" office:string-value="Q_prl,MODBUS RTU,4x,36">
            <text:p>Q_prl,MODBUS RTU,4x,36</text:p>
          </table:table-cell>
        </table:table-row>
        <table:table-row table:style-name="ro1">
          <table:table-cell office:value-type="string">
            <text:p>Q_pr</text:p>
          </table:table-cell>
          <table:table-cell table:formula="of:=HEX2DEC(RIGHT([.H15];4))"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26</text:p>
          </table:table-cell>
          <table:table-cell table:formula="of:=CONCATENATE([.A15:.A15];&quot;,MODBUS RTU,&quot;;IF([.C15:.C15]=&quot;Bool&quot;;&quot;0x&quot;;&quot;4x&quot;);&quot;,&quot;;[.B15:.B15])" office:value-type="string" office:string-value="Q_pr,MODBUS RTU,4x,38">
            <text:p>Q_pr,MODBUS RTU,4x,38</text:p>
          </table:table-cell>
        </table:table-row>
        <table:table-row table:style-name="ro1">
          <table:table-cell office:value-type="string">
            <text:p>Q_man_r</text:p>
          </table:table-cell>
          <table:table-cell table:formula="of:=HEX2DEC(RIGHT([.H16];4))"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28</text:p>
          </table:table-cell>
          <table:table-cell table:formula="of:=CONCATENATE([.A16:.A16];&quot;,MODBUS RTU,&quot;;IF([.C16:.C16]=&quot;Bool&quot;;&quot;0x&quot;;&quot;4x&quot;);&quot;,&quot;;[.B16:.B16])" office:value-type="string" office:string-value="Q_man_r,MODBUS RTU,4x,40">
            <text:p>Q_man_r,MODBUS RTU,4x,40</text:p>
          </table:table-cell>
        </table:table-row>
        <table:table-row table:style-name="ro1">
          <table:table-cell office:value-type="string">
            <text:p>Nc</text:p>
          </table:table-cell>
          <table:table-cell table:formula="of:=HEX2DEC(RIGHT([.H17];4))" office:value-type="float" office:value="42">
            <text:p>42</text:p>
          </table:table-cell>
          <table:table-cell office:value-type="string">
            <text:p>Lon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2A</text:p>
          </table:table-cell>
          <table:table-cell table:formula="of:=CONCATENATE([.A17:.A17];&quot;,MODBUS RTU,&quot;;IF([.C17:.C17]=&quot;Bool&quot;;&quot;0x&quot;;&quot;4x&quot;);&quot;,&quot;;[.B17:.B17])" office:value-type="string" office:string-value="Nc,MODBUS RTU,4x,42">
            <text:p>Nc,MODBUS RTU,4x,42</text:p>
          </table:table-cell>
        </table:table-row>
        <table:table-row table:style-name="ro1">
          <table:table-cell office:value-type="string">
            <text:p>T_all</text:p>
          </table:table-cell>
          <table:table-cell table:formula="of:=HEX2DEC(RIGHT([.H18];4))" office:value-type="float" office:value="44">
            <text:p>44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2C</text:p>
          </table:table-cell>
          <table:table-cell table:formula="of:=CONCATENATE([.A18:.A18];&quot;,MODBUS RTU,&quot;;IF([.C18:.C18]=&quot;Bool&quot;;&quot;0x&quot;;&quot;4x&quot;);&quot;,&quot;;[.B18:.B18])" office:value-type="string" office:string-value="T_all,MODBUS RTU,4x,44">
            <text:p>T_all,MODBUS RTU,4x,44</text:p>
          </table:table-cell>
        </table:table-row>
        <table:table-row table:style-name="ro1">
          <table:table-cell office:value-type="string">
            <text:p>T_reg</text:p>
          </table:table-cell>
          <table:table-cell table:formula="of:=HEX2DEC(RIGHT([.H19];4))" office:value-type="float" office:value="45">
            <text:p>45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2D</text:p>
          </table:table-cell>
          <table:table-cell table:formula="of:=CONCATENATE([.A19:.A19];&quot;,MODBUS RTU,&quot;;IF([.C19:.C19]=&quot;Bool&quot;;&quot;0x&quot;;&quot;4x&quot;);&quot;,&quot;;[.B19:.B19])" office:value-type="string" office:string-value="T_reg,MODBUS RTU,4x,45">
            <text:p>T_reg,MODBUS RTU,4x,45</text:p>
          </table:table-cell>
        </table:table-row>
        <table:table-row table:style-name="ro1">
          <table:table-cell office:value-type="string">
            <text:p>T_prl</text:p>
          </table:table-cell>
          <table:table-cell table:formula="of:=HEX2DEC(RIGHT([.H20];4))" office:value-type="float" office:value="46">
            <text:p>46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2E</text:p>
          </table:table-cell>
          <table:table-cell table:formula="of:=CONCATENATE([.A20:.A20];&quot;,MODBUS RTU,&quot;;IF([.C20:.C20]=&quot;Bool&quot;;&quot;0x&quot;;&quot;4x&quot;);&quot;,&quot;;[.B20:.B20])" office:value-type="string" office:string-value="T_prl,MODBUS RTU,4x,46">
            <text:p>T_prl,MODBUS RTU,4x,46</text:p>
          </table:table-cell>
        </table:table-row>
        <table:table-row table:style-name="ro1">
          <table:table-cell office:value-type="string">
            <text:p>T_fug</text:p>
          </table:table-cell>
          <table:table-cell table:formula="of:=HEX2DEC(RIGHT([.H21];4))" office:value-type="float" office:value="47">
            <text:p>47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2F</text:p>
          </table:table-cell>
          <table:table-cell table:formula="of:=CONCATENATE([.A21:.A21];&quot;,MODBUS RTU,&quot;;IF([.C21:.C21]=&quot;Bool&quot;;&quot;0x&quot;;&quot;4x&quot;);&quot;,&quot;;[.B21:.B21])" office:value-type="string" office:string-value="T_fug,MODBUS RTU,4x,47">
            <text:p>T_fug,MODBUS RTU,4x,47</text:p>
          </table:table-cell>
        </table:table-row>
        <table:table-row table:style-name="ro1">
          <table:table-cell office:value-type="string">
            <text:p>T_pr</text:p>
          </table:table-cell>
          <table:table-cell table:formula="of:=HEX2DEC(RIGHT([.H22];4))" office:value-type="float" office:value="48">
            <text:p>48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30</text:p>
          </table:table-cell>
          <table:table-cell table:formula="of:=CONCATENATE([.A22:.A22];&quot;,MODBUS RTU,&quot;;IF([.C22:.C22]=&quot;Bool&quot;;&quot;0x&quot;;&quot;4x&quot;);&quot;,&quot;;[.B22:.B22])" office:value-type="string" office:string-value="T_pr,MODBUS RTU,4x,48">
            <text:p>T_pr,MODBUS RTU,4x,48</text:p>
          </table:table-cell>
        </table:table-row>
        <table:table-row table:style-name="ro1">
          <table:table-cell office:value-type="string">
            <text:p>T_nt</text:p>
          </table:table-cell>
          <table:table-cell table:formula="of:=HEX2DEC(RIGHT([.H23];4))" office:value-type="float" office:value="49">
            <text:p>49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31</text:p>
          </table:table-cell>
          <table:table-cell table:formula="of:=CONCATENATE([.A23:.A23];&quot;,MODBUS RTU,&quot;;IF([.C23:.C23]=&quot;Bool&quot;;&quot;0x&quot;;&quot;4x&quot;);&quot;,&quot;;[.B23:.B23])" office:value-type="string" office:string-value="T_nt,MODBUS RTU,4x,49">
            <text:p>T_nt,MODBUS RTU,4x,49</text:p>
          </table:table-cell>
        </table:table-row>
        <table:table-row table:style-name="ro1">
          <table:table-cell office:value-type="string">
            <text:p>Error</text:p>
          </table:table-cell>
          <table:table-cell table:formula="of:=HEX2DEC(RIGHT([.H24];4))" office:value-type="float" office:value="50">
            <text:p>50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32</text:p>
          </table:table-cell>
          <table:table-cell table:formula="of:=CONCATENATE([.A24:.A24];&quot;,MODBUS RTU,&quot;;IF([.C24:.C24]=&quot;Bool&quot;;&quot;0x&quot;;&quot;4x&quot;);&quot;,&quot;;[.B24:.B24])" office:value-type="string" office:string-value="Error,MODBUS RTU,4x,50">
            <text:p>Error,MODBUS RTU,4x,50</text:p>
          </table:table-cell>
        </table:table-row>
        <table:table-row table:style-name="ro1">
          <table:table-cell office:value-type="string">
            <text:p>Status</text:p>
          </table:table-cell>
          <table:table-cell table:formula="of:=HEX2DEC(RIGHT([.H25];4))" office:value-type="float" office:value="51">
            <text:p>51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33</text:p>
          </table:table-cell>
          <table:table-cell table:formula="of:=CONCATENATE([.A25:.A25];&quot;,MODBUS RTU,&quot;;IF([.C25:.C25]=&quot;Bool&quot;;&quot;0x&quot;;&quot;4x&quot;);&quot;,&quot;;[.B25:.B25])" office:value-type="string" office:string-value="Status,MODBUS RTU,4x,51">
            <text:p>Status,MODBUS RTU,4x,51</text:p>
          </table:table-cell>
        </table:table-row>
        <table:table-row table:style-name="ro1">
          <table:table-cell office:value-type="string">
            <text:p>State</text:p>
          </table:table-cell>
          <table:table-cell table:formula="of:=HEX2DEC(RIGHT([.H26];4))" office:value-type="float" office:value="52">
            <text:p>52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34</text:p>
          </table:table-cell>
          <table:table-cell table:formula="of:=CONCATENATE([.A26:.A26];&quot;,MODBUS RTU,&quot;;IF([.C26:.C26]=&quot;Bool&quot;;&quot;0x&quot;;&quot;4x&quot;);&quot;,&quot;;[.B26:.B26])" office:value-type="string" office:string-value="State,MODBUS RTU,4x,52">
            <text:p>State,MODBUS RTU,4x,52</text:p>
          </table:table-cell>
        </table:table-row>
        <table:table-row table:style-name="ro1">
          <table:table-cell office:value-type="string">
            <text:p>Ob</text:p>
          </table:table-cell>
          <table:table-cell table:formula="of:=HEX2DEC(RIGHT([.H27];4))" office:value-type="float" office:value="53">
            <text:p>53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35</text:p>
          </table:table-cell>
          <table:table-cell table:formula="of:=CONCATENATE([.A27:.A27];&quot;,MODBUS RTU,&quot;;IF([.C27:.C27]=&quot;Bool&quot;;&quot;0x&quot;;&quot;4x&quot;);&quot;,&quot;;[.B27:.B27])" office:value-type="string" office:string-value="Ob,MODBUS RTU,4x,53">
            <text:p>Ob,MODBUS RTU,4x,53</text:p>
          </table:table-cell>
        </table:table-row>
        <table:table-row table:style-name="ro1">
          <table:table-cell office:value-type="string">
            <text:p>Fott</text:p>
          </table:table-cell>
          <table:table-cell table:formula="of:=HEX2DEC(RIGHT([.H28];4))" office:value-type="float" office:value="54">
            <text:p>54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36</text:p>
          </table:table-cell>
          <table:table-cell table:formula="of:=CONCATENATE([.A28:.A28];&quot;,MODBUS RTU,&quot;;IF([.C28:.C28]=&quot;Bool&quot;;&quot;0x&quot;;&quot;4x&quot;);&quot;,&quot;;[.B28:.B28])" office:value-type="string" office:string-value="Fott,MODBUS RTU,4x,54">
            <text:p>Fott,MODBUS RTU,4x,54</text:p>
          </table:table-cell>
        </table:table-row>
        <table:table-row table:style-name="ro1">
          <table:table-cell office:value-type="string">
            <text:p>Fsgr</text:p>
          </table:table-cell>
          <table:table-cell table:formula="of:=HEX2DEC(RIGHT([.H29];4))" office:value-type="float" office:value="55">
            <text:p>55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37</text:p>
          </table:table-cell>
          <table:table-cell table:formula="of:=CONCATENATE([.A29:.A29];&quot;,MODBUS RTU,&quot;;IF([.C29:.C29]=&quot;Bool&quot;;&quot;0x&quot;;&quot;4x&quot;);&quot;,&quot;;[.B29:.B29])" office:value-type="string" office:string-value="Fsgr,MODBUS RTU,4x,55">
            <text:p>Fsgr,MODBUS RTU,4x,55</text:p>
          </table:table-cell>
        </table:table-row>
        <table:table-row table:style-name="ro1">
          <table:table-cell office:value-type="string">
            <text:p>Tvod</text:p>
          </table:table-cell>
          <table:table-cell table:formula="of:=HEX2DEC(RIGHT([.H30];4))" office:value-type="float" office:value="56">
            <text:p>56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38</text:p>
          </table:table-cell>
          <table:table-cell table:formula="of:=CONCATENATE([.A30:.A30];&quot;,MODBUS RTU,&quot;;IF([.C30:.C30]=&quot;Bool&quot;;&quot;0x&quot;;&quot;4x&quot;);&quot;,&quot;;[.B30:.B30])" office:value-type="string" office:string-value="Tvod,MODBUS RTU,4x,56">
            <text:p>Tvod,MODBUS RTU,4x,56</text:p>
          </table:table-cell>
        </table:table-row>
        <table:table-row table:style-name="ro1">
          <table:table-cell office:value-type="string">
            <text:p>pv_spd</text:p>
          </table:table-cell>
          <table:table-cell table:formula="of:=HEX2DEC(RIGHT([.H31];4))" office:value-type="float" office:value="57">
            <text:p>57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39</text:p>
          </table:table-cell>
          <table:table-cell table:formula="of:=CONCATENATE([.A31:.A31];&quot;,MODBUS RTU,&quot;;IF([.C31:.C31]=&quot;Bool&quot;;&quot;0x&quot;;&quot;4x&quot;);&quot;,&quot;;[.B31:.B31])" office:value-type="string" office:string-value="pv_spd,MODBUS RTU,4x,57">
            <text:p>pv_spd,MODBUS RTU,4x,57</text:p>
          </table:table-cell>
        </table:table-row>
        <table:table-row table:style-name="ro1">
          <table:table-cell office:value-type="string">
            <text:p>X_torm</text:p>
          </table:table-cell>
          <table:table-cell table:formula="of:=HEX2DEC(RIGHT([.H32];4))" office:value-type="float" office:value="58">
            <text:p>5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3A</text:p>
          </table:table-cell>
          <table:table-cell table:formula="of:=CONCATENATE([.A32:.A32];&quot;,MODBUS RTU,&quot;;IF([.C32:.C32]=&quot;Bool&quot;;&quot;0x&quot;;&quot;4x&quot;);&quot;,&quot;;[.B32:.B32])" office:value-type="string" office:string-value="X_torm,MODBUS RTU,0x,58">
            <text:p>X_torm,MODBUS RTU,0x,58</text:p>
          </table:table-cell>
        </table:table-row>
        <table:table-row table:style-name="ro1">
          <table:table-cell office:value-type="string">
            <text:p>X_lotok</text:p>
          </table:table-cell>
          <table:table-cell table:formula="of:=HEX2DEC(RIGHT([.H33];4))" office:value-type="float" office:value="59">
            <text:p>5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3B</text:p>
          </table:table-cell>
          <table:table-cell table:formula="of:=CONCATENATE([.A33:.A33];&quot;,MODBUS RTU,&quot;;IF([.C33:.C33]=&quot;Bool&quot;;&quot;0x&quot;;&quot;4x&quot;);&quot;,&quot;;[.B33:.B33])" office:value-type="string" office:string-value="X_lotok,MODBUS RTU,0x,59">
            <text:p>X_lotok,MODBUS RTU,0x,59</text:p>
          </table:table-cell>
        </table:table-row>
        <table:table-row table:style-name="ro1">
          <table:table-cell office:value-type="string">
            <text:p>X_shib</text:p>
          </table:table-cell>
          <table:table-cell table:formula="of:=HEX2DEC(RIGHT([.H34];4))" office:value-type="float" office:value="60">
            <text:p>6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3C</text:p>
          </table:table-cell>
          <table:table-cell table:formula="of:=CONCATENATE([.A34:.A34];&quot;,MODBUS RTU,&quot;;IF([.C34:.C34]=&quot;Bool&quot;;&quot;0x&quot;;&quot;4x&quot;);&quot;,&quot;;[.B34:.B34])" office:value-type="string" office:string-value="X_shib,MODBUS RTU,0x,60">
            <text:p>X_shib,MODBUS RTU,0x,60</text:p>
          </table:table-cell>
        </table:table-row>
        <table:table-row table:style-name="ro1">
          <table:table-cell office:value-type="string">
            <text:p>X_sgr_b</text:p>
          </table:table-cell>
          <table:table-cell table:formula="of:=HEX2DEC(RIGHT([.H35];4))" office:value-type="float" office:value="61">
            <text:p>6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3D</text:p>
          </table:table-cell>
          <table:table-cell table:formula="of:=CONCATENATE([.A35:.A35];&quot;,MODBUS RTU,&quot;;IF([.C35:.C35]=&quot;Bool&quot;;&quot;0x&quot;;&quot;4x&quot;);&quot;,&quot;;[.B35:.B35])" office:value-type="string" office:string-value="X_sgr_b,MODBUS RTU,0x,61">
            <text:p>X_sgr_b,MODBUS RTU,0x,61</text:p>
          </table:table-cell>
        </table:table-row>
        <table:table-row table:style-name="ro1">
          <table:table-cell office:value-type="string">
            <text:p>X_sgr_z</text:p>
          </table:table-cell>
          <table:table-cell table:formula="of:=HEX2DEC(RIGHT([.H36];4))" office:value-type="float" office:value="62">
            <text:p>6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3E</text:p>
          </table:table-cell>
          <table:table-cell table:formula="of:=CONCATENATE([.A36:.A36];&quot;,MODBUS RTU,&quot;;IF([.C36:.C36]=&quot;Bool&quot;;&quot;0x&quot;;&quot;4x&quot;);&quot;,&quot;;[.B36:.B36])" office:value-type="string" office:string-value="X_sgr_z,MODBUS RTU,0x,62">
            <text:p>X_sgr_z,MODBUS RTU,0x,62</text:p>
          </table:table-cell>
        </table:table-row>
        <table:table-row table:style-name="ro1">
          <table:table-cell office:value-type="string">
            <text:p>X_nup</text:p>
          </table:table-cell>
          <table:table-cell table:formula="of:=HEX2DEC(RIGHT([.H37];4))" office:value-type="float" office:value="63">
            <text:p>6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Ніж вверху</text:p>
          </table:table-cell>
          <table:table-cell office:value-type="string">
            <text:p>16#003F</text:p>
          </table:table-cell>
          <table:table-cell table:formula="of:=CONCATENATE([.A37:.A37];&quot;,MODBUS RTU,&quot;;IF([.C37:.C37]=&quot;Bool&quot;;&quot;0x&quot;;&quot;4x&quot;);&quot;,&quot;;[.B37:.B37])" office:value-type="string" office:string-value="X_nup,MODBUS RTU,0x,63">
            <text:p>X_nup,MODBUS RTU,0x,63</text:p>
          </table:table-cell>
        </table:table-row>
        <table:table-row table:style-name="ro1">
          <table:table-cell office:value-type="string">
            <text:p>X_ndw</text:p>
          </table:table-cell>
          <table:table-cell table:formula="of:=HEX2DEC(RIGHT([.H38];4))" office:value-type="float" office:value="64">
            <text:p>6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Ніж внизу</text:p>
          </table:table-cell>
          <table:table-cell office:value-type="string">
            <text:p>16#0040</text:p>
          </table:table-cell>
          <table:table-cell table:formula="of:=CONCATENATE([.A38:.A38];&quot;,MODBUS RTU,&quot;;IF([.C38:.C38]=&quot;Bool&quot;;&quot;0x&quot;;&quot;4x&quot;);&quot;,&quot;;[.B38:.B38])" office:value-type="string" office:string-value="X_ndw,MODBUS RTU,0x,64">
            <text:p>X_ndw,MODBUS RTU,0x,64</text:p>
          </table:table-cell>
        </table:table-row>
        <table:table-row table:style-name="ro1">
          <table:table-cell office:value-type="string">
            <text:p>X_vc</text:p>
          </table:table-cell>
          <table:table-cell table:formula="of:=HEX2DEC(RIGHT([.H39];4))" office:value-type="float" office:value="65">
            <text:p>6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41</text:p>
          </table:table-cell>
          <table:table-cell table:formula="of:=CONCATENATE([.A39:.A39];&quot;,MODBUS RTU,&quot;;IF([.C39:.C39]=&quot;Bool&quot;;&quot;0x&quot;;&quot;4x&quot;);&quot;,&quot;;[.B39:.B39])" office:value-type="string" office:string-value="X_vc,MODBUS RTU,0x,65">
            <text:p>X_vc,MODBUS RTU,0x,65</text:p>
          </table:table-cell>
        </table:table-row>
        <table:table-row table:style-name="ro1">
          <table:table-cell office:value-type="string">
            <text:p>X_vv</text:p>
          </table:table-cell>
          <table:table-cell table:formula="of:=HEX2DEC(RIGHT([.H40];4))" office:value-type="float" office:value="66">
            <text:p>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42</text:p>
          </table:table-cell>
          <table:table-cell table:formula="of:=CONCATENATE([.A40:.A40];&quot;,MODBUS RTU,&quot;;IF([.C40:.C40]=&quot;Bool&quot;;&quot;0x&quot;;&quot;4x&quot;);&quot;,&quot;;[.B40:.B40])" office:value-type="string" office:string-value="X_vv,MODBUS RTU,0x,66">
            <text:p>X_vv,MODBUS RTU,0x,66</text:p>
          </table:table-cell>
        </table:table-row>
        <table:table-row table:style-name="ro1">
          <table:table-cell office:value-type="string">
            <text:p>X_luk</text:p>
          </table:table-cell>
          <table:table-cell table:formula="of:=HEX2DEC(RIGHT([.H41];4))" office:value-type="float" office:value="67">
            <text:p>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43</text:p>
          </table:table-cell>
          <table:table-cell table:formula="of:=CONCATENATE([.A41:.A41];&quot;,MODBUS RTU,&quot;;IF([.C41:.C41]=&quot;Bool&quot;;&quot;0x&quot;;&quot;4x&quot;);&quot;,&quot;;[.B41:.B41])" office:value-type="string" office:string-value="X_luk,MODBUS RTU,0x,67">
            <text:p>X_luk,MODBUS RTU,0x,67</text:p>
          </table:table-cell>
        </table:table-row>
        <table:table-row table:style-name="ro1">
          <table:table-cell office:value-type="string">
            <text:p>X_stop</text:p>
          </table:table-cell>
          <table:table-cell table:formula="of:=HEX2DEC(RIGHT([.H42];4))" office:value-type="float" office:value="68">
            <text:p>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44</text:p>
          </table:table-cell>
          <table:table-cell table:formula="of:=CONCATENATE([.A42:.A42];&quot;,MODBUS RTU,&quot;;IF([.C42:.C42]=&quot;Bool&quot;;&quot;0x&quot;;&quot;4x&quot;);&quot;,&quot;;[.B42:.B42])" office:value-type="string" office:string-value="X_stop,MODBUS RTU,0x,68">
            <text:p>X_stop,MODBUS RTU,0x,68</text:p>
          </table:table-cell>
        </table:table-row>
        <table:table-row table:style-name="ro1">
          <table:table-cell office:value-type="string">
            <text:p>X_endz</text:p>
          </table:table-cell>
          <table:table-cell table:formula="of:=HEX2DEC(RIGHT([.H43];4))" office:value-type="float" office:value="69">
            <text:p>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45</text:p>
          </table:table-cell>
          <table:table-cell table:formula="of:=CONCATENATE([.A43:.A43];&quot;,MODBUS RTU,&quot;;IF([.C43:.C43]=&quot;Bool&quot;;&quot;0x&quot;;&quot;4x&quot;);&quot;,&quot;;[.B43:.B43])" office:value-type="string" office:string-value="X_endz,MODBUS RTU,0x,69">
            <text:p>X_endz,MODBUS RTU,0x,69</text:p>
          </table:table-cell>
        </table:table-row>
        <table:table-row table:style-name="ro1">
          <table:table-cell office:value-type="string">
            <text:p>X_man</text:p>
          </table:table-cell>
          <table:table-cell table:formula="of:=HEX2DEC(RIGHT([.H44];4))" office:value-type="float" office:value="70">
            <text:p>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46</text:p>
          </table:table-cell>
          <table:table-cell table:formula="of:=CONCATENATE([.A44:.A44];&quot;,MODBUS RTU,&quot;;IF([.C44:.C44]=&quot;Bool&quot;;&quot;0x&quot;;&quot;4x&quot;);&quot;,&quot;;[.B44:.B44])" office:value-type="string" office:string-value="X_man,MODBUS RTU,0x,70">
            <text:p>X_man,MODBUS RTU,0x,70</text:p>
          </table:table-cell>
        </table:table-row>
        <table:table-row table:style-name="ro1">
          <table:table-cell office:value-type="string">
            <text:p>X_alarm</text:p>
          </table:table-cell>
          <table:table-cell table:formula="of:=HEX2DEC(RIGHT([.H45];4))" office:value-type="float" office:value="71">
            <text:p>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47</text:p>
          </table:table-cell>
          <table:table-cell table:formula="of:=CONCATENATE([.A45:.A45];&quot;,MODBUS RTU,&quot;;IF([.C45:.C45]=&quot;Bool&quot;;&quot;0x&quot;;&quot;4x&quot;);&quot;,&quot;;[.B45:.B45])" office:value-type="string" office:string-value="X_alarm,MODBUS RTU,0x,71">
            <text:p>X_alarm,MODBUS RTU,0x,71</text:p>
          </table:table-cell>
        </table:table-row>
        <table:table-row table:style-name="ro1">
          <table:table-cell office:value-type="string">
            <text:p>Gzag_end</text:p>
          </table:table-cell>
          <table:table-cell table:formula="of:=HEX2DEC(RIGHT([.H46];4))" office:value-type="float" office:value="72">
            <text:p>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48</text:p>
          </table:table-cell>
          <table:table-cell table:formula="of:=CONCATENATE([.A46:.A46];&quot;,MODBUS RTU,&quot;;IF([.C46:.C46]=&quot;Bool&quot;;&quot;0x&quot;;&quot;4x&quot;);&quot;,&quot;;[.B46:.B46])" office:value-type="string" office:string-value="Gzag_end,MODBUS RTU,0x,72">
            <text:p>Gzag_end,MODBUS RTU,0x,72</text:p>
          </table:table-cell>
        </table:table-row>
        <table:table-row table:style-name="ro1">
          <table:table-cell office:value-type="string">
            <text:p>drv_fail</text:p>
          </table:table-cell>
          <table:table-cell table:formula="of:=HEX2DEC(RIGHT([.H47];4))" office:value-type="float" office:value="73">
            <text:p>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49</text:p>
          </table:table-cell>
          <table:table-cell table:formula="of:=CONCATENATE([.A47:.A47];&quot;,MODBUS RTU,&quot;;IF([.C47:.C47]=&quot;Bool&quot;;&quot;0x&quot;;&quot;4x&quot;);&quot;,&quot;;[.B47:.B47])" office:value-type="string" office:string-value="drv_fail,MODBUS RTU,0x,73">
            <text:p>drv_fail,MODBUS RTU,0x,73</text:p>
          </table:table-cell>
        </table:table-row>
        <table:table-row table:style-name="ro1">
          <table:table-cell office:value-type="string">
            <text:p>cf_fail</text:p>
          </table:table-cell>
          <table:table-cell table:formula="of:=HEX2DEC(RIGHT([.H48];4))" office:value-type="float" office:value="74">
            <text:p>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4A</text:p>
          </table:table-cell>
          <table:table-cell table:formula="of:=CONCATENATE([.A48:.A48];&quot;,MODBUS RTU,&quot;;IF([.C48:.C48]=&quot;Bool&quot;;&quot;0x&quot;;&quot;4x&quot;);&quot;,&quot;;[.B48:.B48])" office:value-type="string" office:string-value="cf_fail,MODBUS RTU,0x,74">
            <text:p>cf_fail,MODBUS RTU,0x,74</text:p>
          </table:table-cell>
        </table:table-row>
        <table:table-row table:style-name="ro1">
          <table:table-cell office:value-type="string">
            <text:p>dz_fail</text:p>
          </table:table-cell>
          <table:table-cell table:formula="of:=HEX2DEC(RIGHT([.H49];4))" office:value-type="float" office:value="75">
            <text:p>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4B</text:p>
          </table:table-cell>
          <table:table-cell table:formula="of:=CONCATENATE([.A49:.A49];&quot;,MODBUS RTU,&quot;;IF([.C49:.C49]=&quot;Bool&quot;;&quot;0x&quot;;&quot;4x&quot;);&quot;,&quot;;[.B49:.B49])" office:value-type="string" office:string-value="dz_fail,MODBUS RTU,0x,75">
            <text:p>dz_fail,MODBUS RTU,0x,75</text:p>
          </table:table-cell>
        </table:table-row>
        <table:table-row table:style-name="ro1">
          <table:table-cell office:value-type="string">
            <text:p>Y_trom</text:p>
          </table:table-cell>
          <table:table-cell table:formula="of:=HEX2DEC(RIGHT([.H50];4))" office:value-type="float" office:value="76">
            <text:p>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4C</text:p>
          </table:table-cell>
          <table:table-cell table:formula="of:=CONCATENATE([.A50:.A50];&quot;,MODBUS RTU,&quot;;IF([.C50:.C50]=&quot;Bool&quot;;&quot;0x&quot;;&quot;4x&quot;);&quot;,&quot;;[.B50:.B50])" office:value-type="string" office:string-value="Y_trom,MODBUS RTU,0x,76">
            <text:p>Y_trom,MODBUS RTU,0x,76</text:p>
          </table:table-cell>
        </table:table-row>
        <table:table-row table:style-name="ro1">
          <table:table-cell office:value-type="string">
            <text:p>Y_lotok</text:p>
          </table:table-cell>
          <table:table-cell table:formula="of:=HEX2DEC(RIGHT([.H51];4))" office:value-type="float" office:value="77">
            <text:p>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4D</text:p>
          </table:table-cell>
          <table:table-cell table:formula="of:=CONCATENATE([.A51:.A51];&quot;,MODBUS RTU,&quot;;IF([.C51:.C51]=&quot;Bool&quot;;&quot;0x&quot;;&quot;4x&quot;);&quot;,&quot;;[.B51:.B51])" office:value-type="string" office:string-value="Y_lotok,MODBUS RTU,0x,77">
            <text:p>Y_lotok,MODBUS RTU,0x,77</text:p>
          </table:table-cell>
        </table:table-row>
        <table:table-row table:style-name="ro1">
          <table:table-cell office:value-type="string">
            <text:p>Y_shib</text:p>
          </table:table-cell>
          <table:table-cell table:formula="of:=HEX2DEC(RIGHT([.H52];4))" office:value-type="float" office:value="78">
            <text:p>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4E</text:p>
          </table:table-cell>
          <table:table-cell table:formula="of:=CONCATENATE([.A52:.A52];&quot;,MODBUS RTU,&quot;;IF([.C52:.C52]=&quot;Bool&quot;;&quot;0x&quot;;&quot;4x&quot;);&quot;,&quot;;[.B52:.B52])" office:value-type="string" office:string-value="Y_shib,MODBUS RTU,0x,78">
            <text:p>Y_shib,MODBUS RTU,0x,78</text:p>
          </table:table-cell>
        </table:table-row>
        <table:table-row table:style-name="ro1">
          <table:table-cell office:value-type="string">
            <text:p>Y_prl</text:p>
          </table:table-cell>
          <table:table-cell table:formula="of:=HEX2DEC(RIGHT([.H53];4))" office:value-type="float" office:value="79">
            <text:p>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4F</text:p>
          </table:table-cell>
          <table:table-cell table:formula="of:=CONCATENATE([.A53:.A53];&quot;,MODBUS RTU,&quot;;IF([.C53:.C53]=&quot;Bool&quot;;&quot;0x&quot;;&quot;4x&quot;);&quot;,&quot;;[.B53:.B53])" office:value-type="string" office:string-value="Y_prl,MODBUS RTU,0x,79">
            <text:p>Y_prl,MODBUS RTU,0x,79</text:p>
          </table:table-cell>
        </table:table-row>
        <table:table-row table:style-name="ro1">
          <table:table-cell office:value-type="string">
            <text:p>Y_sir</text:p>
          </table:table-cell>
          <table:table-cell table:formula="of:=HEX2DEC(RIGHT([.H54];4))" office:value-type="float" office:value="80">
            <text:p>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50</text:p>
          </table:table-cell>
          <table:table-cell table:formula="of:=CONCATENATE([.A54:.A54];&quot;,MODBUS RTU,&quot;;IF([.C54:.C54]=&quot;Bool&quot;;&quot;0x&quot;;&quot;4x&quot;);&quot;,&quot;;[.B54:.B54])" office:value-type="string" office:string-value="Y_sir,MODBUS RTU,0x,80">
            <text:p>Y_sir,MODBUS RTU,0x,80</text:p>
          </table:table-cell>
        </table:table-row>
        <table:table-row table:style-name="ro1">
          <table:table-cell office:value-type="string">
            <text:p>Y_pr</text:p>
          </table:table-cell>
          <table:table-cell table:formula="of:=HEX2DEC(RIGHT([.H55];4))" office:value-type="float" office:value="81">
            <text:p>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51</text:p>
          </table:table-cell>
          <table:table-cell table:formula="of:=CONCATENATE([.A55:.A55];&quot;,MODBUS RTU,&quot;;IF([.C55:.C55]=&quot;Bool&quot;;&quot;0x&quot;;&quot;4x&quot;);&quot;,&quot;;[.B55:.B55])" office:value-type="string" office:string-value="Y_pr,MODBUS RTU,0x,81">
            <text:p>Y_pr,MODBUS RTU,0x,81</text:p>
          </table:table-cell>
        </table:table-row>
        <table:table-row table:style-name="ro1">
          <table:table-cell office:value-type="string">
            <text:p>Y_sgr</text:p>
          </table:table-cell>
          <table:table-cell table:formula="of:=HEX2DEC(RIGHT([.H56];4))" office:value-type="float" office:value="82">
            <text:p>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52</text:p>
          </table:table-cell>
          <table:table-cell table:formula="of:=CONCATENATE([.A56:.A56];&quot;,MODBUS RTU,&quot;;IF([.C56:.C56]=&quot;Bool&quot;;&quot;0x&quot;;&quot;4x&quot;);&quot;,&quot;;[.B56:.B56])" office:value-type="string" office:string-value="Y_sgr,MODBUS RTU,0x,82">
            <text:p>Y_sgr,MODBUS RTU,0x,82</text:p>
          </table:table-cell>
        </table:table-row>
        <table:table-row table:style-name="ro1">
          <table:table-cell office:value-type="string">
            <text:p>Y_nds</text:p>
          </table:table-cell>
          <table:table-cell table:formula="of:=HEX2DEC(RIGHT([.H57];4))" office:value-type="float" office:value="83">
            <text:p>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53</text:p>
          </table:table-cell>
          <table:table-cell table:formula="of:=CONCATENATE([.A57:.A57];&quot;,MODBUS RTU,&quot;;IF([.C57:.C57]=&quot;Bool&quot;;&quot;0x&quot;;&quot;4x&quot;);&quot;,&quot;;[.B57:.B57])" office:value-type="string" office:string-value="Y_nds,MODBUS RTU,0x,83">
            <text:p>Y_nds,MODBUS RTU,0x,83</text:p>
          </table:table-cell>
        </table:table-row>
        <table:table-row table:style-name="ro1">
          <table:table-cell office:value-type="string">
            <text:p>Y_cool</text:p>
          </table:table-cell>
          <table:table-cell table:formula="of:=HEX2DEC(RIGHT([.H58];4))" office:value-type="float" office:value="84">
            <text:p>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54</text:p>
          </table:table-cell>
          <table:table-cell table:formula="of:=CONCATENATE([.A58:.A58];&quot;,MODBUS RTU,&quot;;IF([.C58:.C58]=&quot;Bool&quot;;&quot;0x&quot;;&quot;4x&quot;);&quot;,&quot;;[.B58:.B58])" office:value-type="string" office:string-value="Y_cool,MODBUS RTU,0x,84">
            <text:p>Y_cool,MODBUS RTU,0x,84</text:p>
          </table:table-cell>
        </table:table-row>
        <table:table-row table:style-name="ro1">
          <table:table-cell office:value-type="string">
            <text:p>Y_KM1</text:p>
          </table:table-cell>
          <table:table-cell table:formula="of:=HEX2DEC(RIGHT([.H59];4))" office:value-type="float" office:value="85">
            <text:p>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55</text:p>
          </table:table-cell>
          <table:table-cell table:formula="of:=CONCATENATE([.A59:.A59];&quot;,MODBUS RTU,&quot;;IF([.C59:.C59]=&quot;Bool&quot;;&quot;0x&quot;;&quot;4x&quot;);&quot;,&quot;;[.B59:.B59])" office:value-type="string" office:string-value="Y_KM1,MODBUS RTU,0x,85">
            <text:p>Y_KM1,MODBUS RTU,0x,85</text:p>
          </table:table-cell>
        </table:table-row>
        <table:table-row table:style-name="ro1">
          <table:table-cell office:value-type="string">
            <text:p>Y_KM2</text:p>
          </table:table-cell>
          <table:table-cell table:formula="of:=HEX2DEC(RIGHT([.H60];4))" office:value-type="float" office:value="86">
            <text:p>8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56</text:p>
          </table:table-cell>
          <table:table-cell table:formula="of:=CONCATENATE([.A60:.A60];&quot;,MODBUS RTU,&quot;;IF([.C60:.C60]=&quot;Bool&quot;;&quot;0x&quot;;&quot;4x&quot;);&quot;,&quot;;[.B60:.B60])" office:value-type="string" office:string-value="Y_KM2,MODBUS RTU,0x,86">
            <text:p>Y_KM2,MODBUS RTU,0x,86</text:p>
          </table:table-cell>
        </table:table-row>
        <table:table-row table:style-name="ro1">
          <table:table-cell office:value-type="string">
            <text:p>Y_KM3</text:p>
          </table:table-cell>
          <table:table-cell table:formula="of:=HEX2DEC(RIGHT([.H61];4))" office:value-type="float" office:value="87">
            <text:p>8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57</text:p>
          </table:table-cell>
          <table:table-cell table:formula="of:=CONCATENATE([.A61:.A61];&quot;,MODBUS RTU,&quot;;IF([.C61:.C61]=&quot;Bool&quot;;&quot;0x&quot;;&quot;4x&quot;);&quot;,&quot;;[.B61:.B61])" office:value-type="string" office:string-value="Y_KM3,MODBUS RTU,0x,87">
            <text:p>Y_KM3,MODBUS RTU,0x,87</text:p>
          </table:table-cell>
        </table:table-row>
        <table:table-row table:style-name="ro1">
          <table:table-cell office:value-type="string">
            <text:p>Y_KM4</text:p>
          </table:table-cell>
          <table:table-cell table:formula="of:=HEX2DEC(RIGHT([.H62];4))" office:value-type="float" office:value="88">
            <text:p>8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58</text:p>
          </table:table-cell>
          <table:table-cell table:formula="of:=CONCATENATE([.A62:.A62];&quot;,MODBUS RTU,&quot;;IF([.C62:.C62]=&quot;Bool&quot;;&quot;0x&quot;;&quot;4x&quot;);&quot;,&quot;;[.B62:.B62])" office:value-type="string" office:string-value="Y_KM4,MODBUS RTU,0x,88">
            <text:p>Y_KM4,MODBUS RTU,0x,88</text:p>
          </table:table-cell>
        </table:table-row>
        <table:table-row table:style-name="ro1">
          <table:table-cell office:value-type="string">
            <text:p>Y_tyr</text:p>
          </table:table-cell>
          <table:table-cell table:formula="of:=HEX2DEC(RIGHT([.H63];4))" office:value-type="float" office:value="89">
            <text:p>8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59</text:p>
          </table:table-cell>
          <table:table-cell table:formula="of:=CONCATENATE([.A63:.A63];&quot;,MODBUS RTU,&quot;;IF([.C63:.C63]=&quot;Bool&quot;;&quot;0x&quot;;&quot;4x&quot;);&quot;,&quot;;[.B63:.B63])" office:value-type="string" office:string-value="Y_tyr,MODBUS RTU,0x,89">
            <text:p>Y_tyr,MODBUS RTU,0x,89</text:p>
          </table:table-cell>
        </table:table-row>
        <table:table-row table:style-name="ro1">
          <table:table-cell office:value-type="string">
            <text:p>Y_l_fw</text:p>
          </table:table-cell>
          <table:table-cell table:formula="of:=HEX2DEC(RIGHT([.H64];4))" office:value-type="float" office:value="90">
            <text:p>9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5A</text:p>
          </table:table-cell>
          <table:table-cell table:formula="of:=CONCATENATE([.A64:.A64];&quot;,MODBUS RTU,&quot;;IF([.C64:.C64]=&quot;Bool&quot;;&quot;0x&quot;;&quot;4x&quot;);&quot;,&quot;;[.B64:.B64])" office:value-type="string" office:string-value="Y_l_fw,MODBUS RTU,0x,90">
            <text:p>Y_l_fw,MODBUS RTU,0x,90</text:p>
          </table:table-cell>
        </table:table-row>
        <table:table-row table:style-name="ro1">
          <table:table-cell office:value-type="string">
            <text:p>Y_l_bw</text:p>
          </table:table-cell>
          <table:table-cell table:formula="of:=HEX2DEC(RIGHT([.H65];4))" office:value-type="float" office:value="91">
            <text:p>9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5B</text:p>
          </table:table-cell>
          <table:table-cell table:formula="of:=CONCATENATE([.A65:.A65];&quot;,MODBUS RTU,&quot;;IF([.C65:.C65]=&quot;Bool&quot;;&quot;0x&quot;;&quot;4x&quot;);&quot;,&quot;;[.B65:.B65])" office:value-type="string" office:string-value="Y_l_bw,MODBUS RTU,0x,91">
            <text:p>Y_l_bw,MODBUS RTU,0x,91</text:p>
          </table:table-cell>
        </table:table-row>
        <table:table-row table:style-name="ro1">
          <table:table-cell office:value-type="string">
            <text:p>A_dsp</text:p>
          </table:table-cell>
          <table:table-cell table:formula="of:=HEX2DEC(RIGHT([.H66];4))" office:value-type="float" office:value="92">
            <text:p>9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5C</text:p>
          </table:table-cell>
          <table:table-cell table:formula="of:=CONCATENATE([.A66:.A66];&quot;,MODBUS RTU,&quot;;IF([.C66:.C66]=&quot;Bool&quot;;&quot;0x&quot;;&quot;4x&quot;);&quot;,&quot;;[.B66:.B66])" office:value-type="string" office:string-value="A_dsp,MODBUS RTU,0x,92">
            <text:p>A_dsp,MODBUS RTU,0x,92</text:p>
          </table:table-cell>
        </table:table-row>
        <table:table-row table:style-name="ro1">
          <table:table-cell office:value-type="string">
            <text:p>A_torm</text:p>
          </table:table-cell>
          <table:table-cell table:formula="of:=HEX2DEC(RIGHT([.H67];4))" office:value-type="float" office:value="93">
            <text:p>9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5D</text:p>
          </table:table-cell>
          <table:table-cell table:formula="of:=CONCATENATE([.A67:.A67];&quot;,MODBUS RTU,&quot;;IF([.C67:.C67]=&quot;Bool&quot;;&quot;0x&quot;;&quot;4x&quot;);&quot;,&quot;;[.B67:.B67])" office:value-type="string" office:string-value="A_torm,MODBUS RTU,0x,93">
            <text:p>A_torm,MODBUS RTU,0x,93</text:p>
          </table:table-cell>
        </table:table-row>
        <table:table-row table:style-name="ro1">
          <table:table-cell office:value-type="string">
            <text:p>A_sgr</text:p>
          </table:table-cell>
          <table:table-cell table:formula="of:=HEX2DEC(RIGHT([.H68];4))" office:value-type="float" office:value="94">
            <text:p>9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5E</text:p>
          </table:table-cell>
          <table:table-cell table:formula="of:=CONCATENATE([.A68:.A68];&quot;,MODBUS RTU,&quot;;IF([.C68:.C68]=&quot;Bool&quot;;&quot;0x&quot;;&quot;4x&quot;);&quot;,&quot;;[.B68:.B68])" office:value-type="string" office:string-value="A_sgr,MODBUS RTU,0x,94">
            <text:p>A_sgr,MODBUS RTU,0x,94</text:p>
          </table:table-cell>
        </table:table-row>
        <table:table-row table:style-name="ro1">
          <table:table-cell office:value-type="string">
            <text:p>A_shib</text:p>
          </table:table-cell>
          <table:table-cell table:formula="of:=HEX2DEC(RIGHT([.H69];4))" office:value-type="float" office:value="95">
            <text:p>9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5F</text:p>
          </table:table-cell>
          <table:table-cell table:formula="of:=CONCATENATE([.A69:.A69];&quot;,MODBUS RTU,&quot;;IF([.C69:.C69]=&quot;Bool&quot;;&quot;0x&quot;;&quot;4x&quot;);&quot;,&quot;;[.B69:.B69])" office:value-type="string" office:string-value="A_shib,MODBUS RTU,0x,95">
            <text:p>A_shib,MODBUS RTU,0x,95</text:p>
          </table:table-cell>
        </table:table-row>
        <table:table-row table:style-name="ro1">
          <table:table-cell office:value-type="string">
            <text:p>A_lot</text:p>
          </table:table-cell>
          <table:table-cell table:formula="of:=HEX2DEC(RIGHT([.H70];4))" office:value-type="float" office:value="96">
            <text:p>9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60</text:p>
          </table:table-cell>
          <table:table-cell table:formula="of:=CONCATENATE([.A70:.A70];&quot;,MODBUS RTU,&quot;;IF([.C70:.C70]=&quot;Bool&quot;;&quot;0x&quot;;&quot;4x&quot;);&quot;,&quot;;[.B70:.B70])" office:value-type="string" office:string-value="A_lot,MODBUS RTU,0x,96">
            <text:p>A_lot,MODBUS RTU,0x,96</text:p>
          </table:table-cell>
        </table:table-row>
        <table:table-row table:style-name="ro1">
          <table:table-cell office:value-type="string">
            <text:p>A_vv</text:p>
          </table:table-cell>
          <table:table-cell table:formula="of:=HEX2DEC(RIGHT([.H71];4))" office:value-type="float" office:value="97">
            <text:p>9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61</text:p>
          </table:table-cell>
          <table:table-cell table:formula="of:=CONCATENATE([.A71:.A71];&quot;,MODBUS RTU,&quot;;IF([.C71:.C71]=&quot;Bool&quot;;&quot;0x&quot;;&quot;4x&quot;);&quot;,&quot;;[.B71:.B71])" office:value-type="string" office:string-value="A_vv,MODBUS RTU,0x,97">
            <text:p>A_vv,MODBUS RTU,0x,97</text:p>
          </table:table-cell>
        </table:table-row>
        <table:table-row table:style-name="ro1">
          <table:table-cell office:value-type="string">
            <text:p>vc_fail</text:p>
          </table:table-cell>
          <table:table-cell table:formula="of:=HEX2DEC(RIGHT([.H72];4))" office:value-type="float" office:value="98">
            <text:p>9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62</text:p>
          </table:table-cell>
          <table:table-cell table:formula="of:=CONCATENATE([.A72:.A72];&quot;,MODBUS RTU,&quot;;IF([.C72:.C72]=&quot;Bool&quot;;&quot;0x&quot;;&quot;4x&quot;);&quot;,&quot;;[.B72:.B72])" office:value-type="string" office:string-value="vc_fail,MODBUS RTU,0x,98">
            <text:p>vc_fail,MODBUS RTU,0x,98</text:p>
          </table:table-cell>
        </table:table-row>
        <table:table-row table:style-name="ro1">
          <table:table-cell office:value-type="string">
            <text:p>A_all</text:p>
          </table:table-cell>
          <table:table-cell table:formula="of:=HEX2DEC(RIGHT([.H73];4))" office:value-type="float" office:value="99">
            <text:p>9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63</text:p>
          </table:table-cell>
          <table:table-cell table:formula="of:=CONCATENATE([.A73:.A73];&quot;,MODBUS RTU,&quot;;IF([.C73:.C73]=&quot;Bool&quot;;&quot;0x&quot;;&quot;4x&quot;);&quot;,&quot;;[.B73:.B73])" office:value-type="string" office:string-value="A_all,MODBUS RTU,0x,99">
            <text:p>A_all,MODBUS RTU,0x,99</text:p>
          </table:table-cell>
        </table:table-row>
        <table:table-row table:style-name="ro1">
          <table:table-cell office:value-type="string">
            <text:p>dsp_alm</text:p>
          </table:table-cell>
          <table:table-cell table:formula="of:=HEX2DEC(RIGHT([.H74];4))" office:value-type="float" office:value="100">
            <text:p>10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64</text:p>
          </table:table-cell>
          <table:table-cell table:formula="of:=CONCATENATE([.A74:.A74];&quot;,MODBUS RTU,&quot;;IF([.C74:.C74]=&quot;Bool&quot;;&quot;0x&quot;;&quot;4x&quot;);&quot;,&quot;;[.B74:.B74])" office:value-type="string" office:string-value="dsp_alm,MODBUS RTU,0x,100">
            <text:p>dsp_alm,MODBUS RTU,0x,100</text:p>
          </table:table-cell>
        </table:table-row>
        <table:table-row table:style-name="ro1">
          <table:table-cell office:value-type="string">
            <text:p>X_centr</text:p>
          </table:table-cell>
          <table:table-cell table:formula="of:=HEX2DEC(RIGHT([.H75];4))" office:value-type="float" office:value="101">
            <text:p>10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65</text:p>
          </table:table-cell>
          <table:table-cell table:formula="of:=CONCATENATE([.A75:.A75];&quot;,MODBUS RTU,&quot;;IF([.C75:.C75]=&quot;Bool&quot;;&quot;0x&quot;;&quot;4x&quot;);&quot;,&quot;;[.B75:.B75])" office:value-type="string" office:string-value="X_centr,MODBUS RTU,0x,101">
            <text:p>X_centr,MODBUS RTU,0x,101</text:p>
          </table:table-cell>
        </table:table-row>
        <table:table-row table:style-name="ro1">
          <table:table-cell office:value-type="string">
            <text:p>X_kon</text:p>
          </table:table-cell>
          <table:table-cell table:formula="of:=HEX2DEC(RIGHT([.H76];4))" office:value-type="float" office:value="102">
            <text:p>10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інцевик конуса</text:p>
          </table:table-cell>
          <table:table-cell office:value-type="string">
            <text:p>16#0066</text:p>
          </table:table-cell>
          <table:table-cell table:formula="of:=CONCATENATE([.A76:.A76];&quot;,MODBUS RTU,&quot;;IF([.C76:.C76]=&quot;Bool&quot;;&quot;0x&quot;;&quot;4x&quot;);&quot;,&quot;;[.B76:.B76])" office:value-type="string" office:string-value="X_kon,MODBUS RTU,0x,102">
            <text:p>X_kon,MODBUS RTU,0x,102</text:p>
          </table:table-cell>
        </table:table-row>
        <table:table-row table:style-name="ro1">
          <table:table-cell office:value-type="string">
            <text:p>X_nds</text:p>
          </table:table-cell>
          <table:table-cell table:formula="of:=HEX2DEC(RIGHT([.H77];4))" office:value-type="float" office:value="103">
            <text:p>10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інцевик ніж до сита</text:p>
          </table:table-cell>
          <table:table-cell office:value-type="string">
            <text:p>16#0067</text:p>
          </table:table-cell>
          <table:table-cell table:formula="of:=CONCATENATE([.A77:.A77];&quot;,MODBUS RTU,&quot;;IF([.C77:.C77]=&quot;Bool&quot;;&quot;0x&quot;;&quot;4x&quot;);&quot;,&quot;;[.B77:.B77])" office:value-type="string" office:string-value="X_nds,MODBUS RTU,0x,103">
            <text:p>X_nds,MODBUS RTU,0x,103</text:p>
          </table:table-cell>
        </table:table-row>
        <table:table-row table:style-name="ro1">
          <table:table-cell office:value-type="string">
            <text:p>X_nvs</text:p>
          </table:table-cell>
          <table:table-cell table:formula="of:=HEX2DEC(RIGHT([.H78];4))" office:value-type="float" office:value="104">
            <text:p>10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інцевик ніж від сита</text:p>
          </table:table-cell>
          <table:table-cell office:value-type="string">
            <text:p>16#0068</text:p>
          </table:table-cell>
          <table:table-cell table:formula="of:=CONCATENATE([.A78:.A78];&quot;,MODBUS RTU,&quot;;IF([.C78:.C78]=&quot;Bool&quot;;&quot;0x&quot;;&quot;4x&quot;);&quot;,&quot;;[.B78:.B78])" office:value-type="string" office:string-value="X_nvs,MODBUS RTU,0x,104">
            <text:p>X_nvs,MODBUS RTU,0x,104</text:p>
          </table:table-cell>
        </table:table-row>
        <table:table-row table:style-name="ro1">
          <table:table-cell office:value-type="string">
            <text:p>Y_dsp_h</text:p>
          </table:table-cell>
          <table:table-cell table:formula="of:=HEX2DEC(RIGHT([.H79];4))" office:value-type="float" office:value="105">
            <text:p>10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онус\, центровка</text:p>
          </table:table-cell>
          <table:table-cell office:value-type="string">
            <text:p>16#0069</text:p>
          </table:table-cell>
          <table:table-cell table:formula="of:=CONCATENATE([.A79:.A79];&quot;,MODBUS RTU,&quot;;IF([.C79:.C79]=&quot;Bool&quot;;&quot;0x&quot;;&quot;4x&quot;);&quot;,&quot;;[.B79:.B79])" office:value-type="string" office:string-value="Y_dsp_h,MODBUS RTU,0x,105">
            <text:p>Y_dsp_h,MODBUS RTU,0x,105</text:p>
          </table:table-cell>
        </table:table-row>
        <table:table-row table:style-name="ro1">
          <table:table-cell office:value-type="string">
            <text:p>Y_ndw</text:p>
          </table:table-cell>
          <table:table-cell table:formula="of:=HEX2DEC(RIGHT([.H80];4))" office:value-type="float" office:value="106">
            <text:p>10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Ніж вниз</text:p>
          </table:table-cell>
          <table:table-cell office:value-type="string">
            <text:p>16#006A</text:p>
          </table:table-cell>
          <table:table-cell table:formula="of:=CONCATENATE([.A80:.A80];&quot;,MODBUS RTU,&quot;;IF([.C80:.C80]=&quot;Bool&quot;;&quot;0x&quot;;&quot;4x&quot;);&quot;,&quot;;[.B80:.B80])" office:value-type="string" office:string-value="Y_ndw,MODBUS RTU,0x,106">
            <text:p>Y_ndw,MODBUS RTU,0x,106</text:p>
          </table:table-cell>
        </table:table-row>
        <table:table-row table:style-name="ro1">
          <table:table-cell office:value-type="string">
            <text:p>Y_nup</text:p>
          </table:table-cell>
          <table:table-cell table:formula="of:=HEX2DEC(RIGHT([.H81];4))" office:value-type="float" office:value="107">
            <text:p>10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ніж вниз</text:p>
          </table:table-cell>
          <table:table-cell office:value-type="string">
            <text:p>16#006B</text:p>
          </table:table-cell>
          <table:table-cell table:formula="of:=CONCATENATE([.A81:.A81];&quot;,MODBUS RTU,&quot;;IF([.C81:.C81]=&quot;Bool&quot;;&quot;0x&quot;;&quot;4x&quot;);&quot;,&quot;;[.B81:.B81])" office:value-type="string" office:string-value="Y_nup,MODBUS RTU,0x,107">
            <text:p>Y_nup,MODBUS RTU,0x,107</text:p>
          </table:table-cell>
        </table:table-row>
        <table:table-row table:style-name="ro1">
          <table:table-cell office:value-type="string">
            <text:p>Y_nvs</text:p>
          </table:table-cell>
          <table:table-cell table:formula="of:=HEX2DEC(RIGHT([.H82];4))" office:value-type="float" office:value="108">
            <text:p>10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6C</text:p>
          </table:table-cell>
          <table:table-cell table:formula="of:=CONCATENATE([.A82:.A82];&quot;,MODBUS RTU,&quot;;IF([.C82:.C82]=&quot;Bool&quot;;&quot;0x&quot;;&quot;4x&quot;);&quot;,&quot;;[.B82:.B82])" office:value-type="string" office:string-value="Y_nvs,MODBUS RTU,0x,108">
            <text:p>Y_nvs,MODBUS RTU,0x,108</text:p>
          </table:table-cell>
        </table:table-row>
        <table:table-row table:style-name="ro1">
          <table:table-cell office:value-type="string">
            <text:p>Y_dt</text:p>
          </table:table-cell>
          <table:table-cell table:formula="of:=HEX2DEC(RIGHT([.H83];4))" office:value-type="float" office:value="109">
            <text:p>10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динамічне гальмування двигуна ножа</text:p>
          </table:table-cell>
          <table:table-cell office:value-type="string">
            <text:p>16#006D</text:p>
          </table:table-cell>
          <table:table-cell table:formula="of:=CONCATENATE([.A83:.A83];&quot;,MODBUS RTU,&quot;;IF([.C83:.C83]=&quot;Bool&quot;;&quot;0x&quot;;&quot;4x&quot;);&quot;,&quot;;[.B83:.B83])" office:value-type="string" office:string-value="Y_dt,MODBUS RTU,0x,109">
            <text:p>Y_dt,MODBUS RTU,0x,109</text:p>
          </table:table-cell>
        </table:table-row>
        <table:table-row table:style-name="ro1">
          <table:table-cell office:value-type="string">
            <text:p>dio_2</text:p>
          </table:table-cell>
          <table:table-cell office:value-type="float" office:value="110">
            <text:p>1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'язок з модулем 7060</text:p>
          </table:table-cell>
          <table:table-cell office:value-type="string">
            <text:p>16#0000</text:p>
          </table:table-cell>
          <table:table-cell table:formula="of:=CONCATENATE([.A84:.A84];&quot;,MODBUS RTU,&quot;;IF([.C84:.C84]=&quot;Bool&quot;;&quot;0x&quot;;&quot;4x&quot;);&quot;,&quot;;[.B84:.B84])" office:value-type="string" office:string-value="dio_2,MODBUS RTU,0x,110">
            <text:p>dio_2,MODBUS RTU,0x,110</text:p>
          </table:table-cell>
        </table:table-row>
        <table:table-row table:style-name="ro1">
          <table:table-cell/>
          <table:table-cell table:style-name="Default"/>
          <table:table-cell/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table:formula="of:=CONCATENATE([.A85:.A85];&quot;,MODBUS RTU,&quot;;IF([.C85:.C85]=&quot;Bool&quot;;&quot;0x&quot;;&quot;4x&quot;);&quot;,&quot;;[.B85:.B85])" office:value-type="string" office:string-value=",MODBUS RTU,4x,">
            <text:p>,MODBUS RTU,4x,</text:p>
          </table:table-cell>
        </table:table-row>
        <table:table-row table:style-name="ro1">
          <table:table-cell office:value-type="string">
            <text:p>Tz_prl</text:p>
          </table:table-cell>
          <table:table-cell table:formula="of:=HEX2DEC(RIGHT([.H86];4))" office:value-type="float" office:value="255">
            <text:p>255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0FF</text:p>
          </table:table-cell>
          <table:table-cell table:formula="of:=CONCATENATE([.A86:.A86];&quot;,MODBUS RTU,&quot;;IF([.C86:.C86]=&quot;Bool&quot;;&quot;0x&quot;;&quot;4x&quot;);&quot;,&quot;;[.B86:.B86])" office:value-type="string" office:string-value="Tz_prl,MODBUS RTU,4x,255">
            <text:p>Tz_prl,MODBUS RTU,4x,255</text:p>
          </table:table-cell>
        </table:table-row>
        <table:table-row table:style-name="ro1">
          <table:table-cell office:value-type="string">
            <text:p>Psir_min</text:p>
          </table:table-cell>
          <table:table-cell table:formula="of:=HEX2DEC(RIGHT([.H87];4))" office:value-type="float" office:value="256">
            <text:p>256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00</text:p>
          </table:table-cell>
          <table:table-cell table:formula="of:=CONCATENATE([.A87:.A87];&quot;,MODBUS RTU,&quot;;IF([.C87:.C87]=&quot;Bool&quot;;&quot;0x&quot;;&quot;4x&quot;);&quot;,&quot;;[.B87:.B87])" office:value-type="string" office:string-value="Psir_min,MODBUS RTU,4x,256">
            <text:p>Psir_min,MODBUS RTU,4x,256</text:p>
          </table:table-cell>
        </table:table-row>
        <table:table-row table:style-name="ro1">
          <table:table-cell office:value-type="string">
            <text:p>Tvod_zd</text:p>
          </table:table-cell>
          <table:table-cell table:formula="of:=HEX2DEC(RIGHT([.H88];4))" office:value-type="float" office:value="257">
            <text:p>257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01</text:p>
          </table:table-cell>
          <table:table-cell table:formula="of:=CONCATENATE([.A88:.A88];&quot;,MODBUS RTU,&quot;;IF([.C88:.C88]=&quot;Bool&quot;;&quot;0x&quot;;&quot;4x&quot;);&quot;,&quot;;[.B88:.B88])" office:value-type="string" office:string-value="Tvod_zd,MODBUS RTU,4x,257">
            <text:p>Tvod_zd,MODBUS RTU,4x,257</text:p>
          </table:table-cell>
        </table:table-row>
        <table:table-row table:style-name="ro1">
          <table:table-cell office:value-type="string">
            <text:p>Imp</text:p>
          </table:table-cell>
          <table:table-cell table:formula="of:=HEX2DEC(RIGHT([.H89];4))" office:value-type="float" office:value="258">
            <text:p>258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02</text:p>
          </table:table-cell>
          <table:table-cell table:formula="of:=CONCATENATE([.A89:.A89];&quot;,MODBUS RTU,&quot;;IF([.C89:.C89]=&quot;Bool&quot;;&quot;0x&quot;;&quot;4x&quot;);&quot;,&quot;;[.B89:.B89])" office:value-type="string" office:string-value="Imp,MODBUS RTU,4x,258">
            <text:p>Imp,MODBUS RTU,4x,258</text:p>
          </table:table-cell>
        </table:table-row>
        <table:table-row table:style-name="ro1">
          <table:table-cell office:value-type="string">
            <text:p>T_zag_zd</text:p>
          </table:table-cell>
          <table:table-cell table:formula="of:=HEX2DEC(RIGHT([.H90];4))" office:value-type="float" office:value="259">
            <text:p>259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03</text:p>
          </table:table-cell>
          <table:table-cell table:formula="of:=CONCATENATE([.A90:.A90];&quot;,MODBUS RTU,&quot;;IF([.C90:.C90]=&quot;Bool&quot;;&quot;0x&quot;;&quot;4x&quot;);&quot;,&quot;;[.B90:.B90])" office:value-type="string" office:string-value="T_zag_zd,MODBUS RTU,4x,259">
            <text:p>T_zag_zd,MODBUS RTU,4x,259</text:p>
          </table:table-cell>
        </table:table-row>
        <table:table-row table:style-name="ro1">
          <table:table-cell office:value-type="string">
            <text:p>T_fug_zd</text:p>
          </table:table-cell>
          <table:table-cell table:formula="of:=HEX2DEC(RIGHT([.H91];4))" office:value-type="float" office:value="260">
            <text:p>260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04</text:p>
          </table:table-cell>
          <table:table-cell table:formula="of:=CONCATENATE([.A91:.A91];&quot;,MODBUS RTU,&quot;;IF([.C91:.C91]=&quot;Bool&quot;;&quot;0x&quot;;&quot;4x&quot;);&quot;,&quot;;[.B91:.B91])" office:value-type="string" office:string-value="T_fug_zd,MODBUS RTU,4x,260">
            <text:p>T_fug_zd,MODBUS RTU,4x,260</text:p>
          </table:table-cell>
        </table:table-row>
        <table:table-row table:style-name="ro1">
          <table:table-cell office:value-type="string">
            <text:p>T_sir_zd</text:p>
          </table:table-cell>
          <table:table-cell table:formula="of:=HEX2DEC(RIGHT([.H92];4))" office:value-type="float" office:value="261">
            <text:p>261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05</text:p>
          </table:table-cell>
          <table:table-cell table:formula="of:=CONCATENATE([.A92:.A92];&quot;,MODBUS RTU,&quot;;IF([.C92:.C92]=&quot;Bool&quot;;&quot;0x&quot;;&quot;4x&quot;);&quot;,&quot;;[.B92:.B92])" office:value-type="string" office:string-value="T_sir_zd,MODBUS RTU,4x,261">
            <text:p>T_sir_zd,MODBUS RTU,4x,261</text:p>
          </table:table-cell>
        </table:table-row>
        <table:table-row table:style-name="ro1">
          <table:table-cell office:value-type="string">
            <text:p>T_p_zd</text:p>
          </table:table-cell>
          <table:table-cell table:formula="of:=HEX2DEC(RIGHT([.H93];4))" office:value-type="float" office:value="262">
            <text:p>262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T_p</text:p>
          </table:table-cell>
          <table:table-cell office:value-type="string">
            <text:p>16#0106</text:p>
          </table:table-cell>
          <table:table-cell table:formula="of:=CONCATENATE([.G93:.G93];&quot;,MODBUS RTU,&quot;;IF([.C93:.C93]=&quot;Bool&quot;;&quot;0x&quot;;&quot;4x&quot;);&quot;,&quot;;[.B93:.B93])" office:value-type="string" office:string-value="T_p,MODBUS RTU,4x,262">
            <text:p>T_p,MODBUS RTU,4x,262</text:p>
          </table:table-cell>
        </table:table-row>
        <table:table-row table:style-name="ro1">
          <table:table-cell office:value-type="string">
            <text:p>Tnt_zd</text:p>
          </table:table-cell>
          <table:table-cell table:formula="of:=HEX2DEC(RIGHT([.H94];4))" office:value-type="float" office:value="263">
            <text:p>263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07</text:p>
          </table:table-cell>
          <table:table-cell table:formula="of:=CONCATENATE([.A94:.A94];&quot;,MODBUS RTU,&quot;;IF([.C94:.C94]=&quot;Bool&quot;;&quot;0x&quot;;&quot;4x&quot;);&quot;,&quot;;[.B94:.B94])" office:value-type="string" office:string-value="Tnt_zd,MODBUS RTU,4x,263">
            <text:p>Tnt_zd,MODBUS RTU,4x,263</text:p>
          </table:table-cell>
        </table:table-row>
        <table:table-row table:style-name="ro1">
          <table:table-cell office:value-type="string">
            <text:p>Ts_z_zd</text:p>
          </table:table-cell>
          <table:table-cell table:formula="of:=HEX2DEC(RIGHT([.H95];4))" office:value-type="float" office:value="264">
            <text:p>264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08</text:p>
          </table:table-cell>
          <table:table-cell table:formula="of:=CONCATENATE([.A95:.A95];&quot;,MODBUS RTU,&quot;;IF([.C95:.C95]=&quot;Bool&quot;;&quot;0x&quot;;&quot;4x&quot;);&quot;,&quot;;[.B95:.B95])" office:value-type="string" office:string-value="Ts_z_zd,MODBUS RTU,4x,264">
            <text:p>Ts_z_zd,MODBUS RTU,4x,264</text:p>
          </table:table-cell>
        </table:table-row>
        <table:table-row table:style-name="ro1">
          <table:table-cell office:value-type="string">
            <text:p>Ts_b_zd</text:p>
          </table:table-cell>
          <table:table-cell table:formula="of:=HEX2DEC(RIGHT([.H96];4))" office:value-type="float" office:value="265">
            <text:p>265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09</text:p>
          </table:table-cell>
          <table:table-cell table:formula="of:=CONCATENATE([.A96:.A96];&quot;,MODBUS RTU,&quot;;IF([.C96:.C96]=&quot;Bool&quot;;&quot;0x&quot;;&quot;4x&quot;);&quot;,&quot;;[.B96:.B96])" office:value-type="string" office:string-value="Ts_b_zd,MODBUS RTU,4x,265">
            <text:p>Ts_b_zd,MODBUS RTU,4x,265</text:p>
          </table:table-cell>
        </table:table-row>
        <table:table-row table:style-name="ro1">
          <table:table-cell office:value-type="string">
            <text:p>Tn_n</text:p>
          </table:table-cell>
          <table:table-cell table:formula="of:=HEX2DEC(RIGHT([.H97];4))" office:value-type="float" office:value="266">
            <text:p>266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0A</text:p>
          </table:table-cell>
          <table:table-cell table:formula="of:=CONCATENATE([.A97:.A97];&quot;,MODBUS RTU,&quot;;IF([.C97:.C97]=&quot;Bool&quot;;&quot;0x&quot;;&quot;4x&quot;);&quot;,&quot;;[.B97:.B97])" office:value-type="string" office:string-value="Tn_n,MODBUS RTU,4x,266">
            <text:p>Tn_n,MODBUS RTU,4x,266</text:p>
          </table:table-cell>
        </table:table-row>
        <table:table-row table:style-name="ro1">
          <table:table-cell office:value-type="string">
            <text:p>T_vigr_zd</text:p>
          </table:table-cell>
          <table:table-cell table:formula="of:=HEX2DEC(RIGHT([.H98];4))" office:value-type="float" office:value="267">
            <text:p>267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0B</text:p>
          </table:table-cell>
          <table:table-cell table:formula="of:=CONCATENATE([.A98:.A98];&quot;,MODBUS RTU,&quot;;IF([.C98:.C98]=&quot;Bool&quot;;&quot;0x&quot;;&quot;4x&quot;);&quot;,&quot;;[.B98:.B98])" office:value-type="string" office:string-value="T_vigr_zd,MODBUS RTU,4x,267">
            <text:p>T_vigr_zd,MODBUS RTU,4x,267</text:p>
          </table:table-cell>
        </table:table-row>
        <table:table-row table:style-name="ro1">
          <table:table-cell office:value-type="string">
            <text:p>T_c_max</text:p>
          </table:table-cell>
          <table:table-cell table:formula="of:=HEX2DEC(RIGHT([.H99];4))" office:value-type="float" office:value="268">
            <text:p>268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0C</text:p>
          </table:table-cell>
          <table:table-cell table:formula="of:=CONCATENATE([.A99:.A99];&quot;,MODBUS RTU,&quot;;IF([.C99:.C99]=&quot;Bool&quot;;&quot;0x&quot;;&quot;4x&quot;);&quot;,&quot;;[.B99:.B99])" office:value-type="string" office:string-value="T_c_max,MODBUS RTU,4x,268">
            <text:p>T_c_max,MODBUS RTU,4x,268</text:p>
          </table:table-cell>
        </table:table-row>
        <table:table-row table:style-name="ro1">
          <table:table-cell office:value-type="string">
            <text:p>Fott_zd</text:p>
          </table:table-cell>
          <table:table-cell table:formula="of:=HEX2DEC(RIGHT([.H100];4))" office:value-type="float" office:value="269">
            <text:p>269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0D</text:p>
          </table:table-cell>
          <table:table-cell table:formula="of:=CONCATENATE([.A100:.A100];&quot;,MODBUS RTU,&quot;;IF([.C100:.C100]=&quot;Bool&quot;;&quot;0x&quot;;&quot;4x&quot;);&quot;,&quot;;[.B100:.B100])" office:value-type="string" office:string-value="Fott_zd,MODBUS RTU,4x,269">
            <text:p>Fott_zd,MODBUS RTU,4x,269</text:p>
          </table:table-cell>
        </table:table-row>
        <table:table-row table:style-name="ro1">
          <table:table-cell office:value-type="string">
            <text:p>Kf_i_m</text:p>
          </table:table-cell>
          <table:table-cell table:formula="of:=HEX2DEC(RIGHT([.H101];4))" office:value-type="float" office:value="270">
            <text:p>270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0E</text:p>
          </table:table-cell>
          <table:table-cell table:formula="of:=CONCATENATE([.A101:.A101];&quot;,MODBUS RTU,&quot;;IF([.C101:.C101]=&quot;Bool&quot;;&quot;0x&quot;;&quot;4x&quot;);&quot;,&quot;;[.B101:.B101])" office:value-type="string" office:string-value="Kf_i_m,MODBUS RTU,4x,270">
            <text:p>Kf_i_m,MODBUS RTU,4x,270</text:p>
          </table:table-cell>
        </table:table-row>
        <table:table-row table:style-name="ro1">
          <table:table-cell office:value-type="string">
            <text:p>Kf_ob</text:p>
          </table:table-cell>
          <table:table-cell table:formula="of:=HEX2DEC(RIGHT([.H102];4))" office:value-type="float" office:value="271">
            <text:p>271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0F</text:p>
          </table:table-cell>
          <table:table-cell table:formula="of:=CONCATENATE([.A102:.A102];&quot;,MODBUS RTU,&quot;;IF([.C102:.C102]=&quot;Bool&quot;;&quot;0x&quot;;&quot;4x&quot;);&quot;,&quot;;[.B102:.B102])" office:value-type="string" office:string-value="Kf_ob,MODBUS RTU,4x,271">
            <text:p>Kf_ob,MODBUS RTU,4x,271</text:p>
          </table:table-cell>
        </table:table-row>
        <table:table-row table:style-name="ro1">
          <table:table-cell office:value-type="string">
            <text:p>Kf_fott</text:p>
          </table:table-cell>
          <table:table-cell table:formula="of:=HEX2DEC(RIGHT([.H103];4))" office:value-type="float" office:value="272">
            <text:p>272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10</text:p>
          </table:table-cell>
          <table:table-cell table:formula="of:=CONCATENATE([.A103:.A103];&quot;,MODBUS RTU,&quot;;IF([.C103:.C103]=&quot;Bool&quot;;&quot;0x&quot;;&quot;4x&quot;);&quot;,&quot;;[.B103:.B103])" office:value-type="string" office:string-value="Kf_fott,MODBUS RTU,4x,272">
            <text:p>Kf_fott,MODBUS RTU,4x,272</text:p>
          </table:table-cell>
        </table:table-row>
        <table:table-row table:style-name="ro1">
          <table:table-cell office:value-type="string">
            <text:p>Kf_fsgr</text:p>
          </table:table-cell>
          <table:table-cell table:formula="of:=HEX2DEC(RIGHT([.H104];4))" office:value-type="float" office:value="273">
            <text:p>273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11</text:p>
          </table:table-cell>
          <table:table-cell table:formula="of:=CONCATENATE([.A104:.A104];&quot;,MODBUS RTU,&quot;;IF([.C104:.C104]=&quot;Bool&quot;;&quot;0x&quot;;&quot;4x&quot;);&quot;,&quot;;[.B104:.B104])" office:value-type="string" office:string-value="Kf_fsgr,MODBUS RTU,4x,273">
            <text:p>Kf_fsgr,MODBUS RTU,4x,273</text:p>
          </table:table-cell>
        </table:table-row>
        <table:table-row table:style-name="ro1">
          <table:table-cell office:value-type="string">
            <text:p>Q_reg_zd</text:p>
          </table:table-cell>
          <table:table-cell table:formula="of:=HEX2DEC(RIGHT([.H105];4))" office:value-type="float" office:value="274">
            <text:p>274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12</text:p>
          </table:table-cell>
          <table:table-cell table:formula="of:=CONCATENATE([.A105:.A105];&quot;,MODBUS RTU,&quot;;IF([.C105:.C105]=&quot;Bool&quot;;&quot;0x&quot;;&quot;4x&quot;);&quot;,&quot;;[.B105:.B105])" office:value-type="string" office:string-value="Q_reg_zd,MODBUS RTU,4x,274">
            <text:p>Q_reg_zd,MODBUS RTU,4x,274</text:p>
          </table:table-cell>
        </table:table-row>
        <table:table-row table:style-name="ro1">
          <table:table-cell office:value-type="string">
            <text:p>Q_prl_zd</text:p>
          </table:table-cell>
          <table:table-cell table:formula="of:=HEX2DEC(RIGHT([.H106];4))" office:value-type="float" office:value="276">
            <text:p>276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14</text:p>
          </table:table-cell>
          <table:table-cell table:formula="of:=CONCATENATE([.A106:.A106];&quot;,MODBUS RTU,&quot;;IF([.C106:.C106]=&quot;Bool&quot;;&quot;0x&quot;;&quot;4x&quot;);&quot;,&quot;;[.B106:.B106])" office:value-type="string" office:string-value="Q_prl_zd,MODBUS RTU,4x,276">
            <text:p>Q_prl_zd,MODBUS RTU,4x,276</text:p>
          </table:table-cell>
        </table:table-row>
        <table:table-row table:style-name="ro1">
          <table:table-cell office:value-type="string">
            <text:p>Q_man_zd</text:p>
          </table:table-cell>
          <table:table-cell table:formula="of:=HEX2DEC(RIGHT([.H107];4))" office:value-type="float" office:value="278">
            <text:p>278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16</text:p>
          </table:table-cell>
          <table:table-cell table:formula="of:=CONCATENATE([.A107:.A107];&quot;,MODBUS RTU,&quot;;IF([.C107:.C107]=&quot;Bool&quot;;&quot;0x&quot;;&quot;4x&quot;);&quot;,&quot;;[.B107:.B107])" office:value-type="string" office:string-value="Q_man_zd,MODBUS RTU,4x,278">
            <text:p>Q_man_zd,MODBUS RTU,4x,278</text:p>
          </table:table-cell>
        </table:table-row>
        <table:table-row table:style-name="ro1">
          <table:table-cell office:value-type="string">
            <text:p>Q_k</text:p>
          </table:table-cell>
          <table:table-cell table:formula="of:=HEX2DEC(RIGHT([.H108];4))" office:value-type="float" office:value="280">
            <text:p>280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18</text:p>
          </table:table-cell>
          <table:table-cell table:formula="of:=CONCATENATE([.A108:.A108];&quot;,MODBUS RTU,&quot;;IF([.C108:.C108]=&quot;Bool&quot;;&quot;0x&quot;;&quot;4x&quot;);&quot;,&quot;;[.B108:.B108])" office:value-type="string" office:string-value="Q_k,MODBUS RTU,4x,280">
            <text:p>Q_k,MODBUS RTU,4x,280</text:p>
          </table:table-cell>
        </table:table-row>
        <table:table-row table:style-name="ro1">
          <table:table-cell office:value-type="string">
            <text:p>Kf_prl</text:p>
          </table:table-cell>
          <table:table-cell table:formula="of:=HEX2DEC(RIGHT([.H109];4))" office:value-type="float" office:value="282">
            <text:p>282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1A</text:p>
          </table:table-cell>
          <table:table-cell table:formula="of:=CONCATENATE([.A109:.A109];&quot;,MODBUS RTU,&quot;;IF([.C109:.C109]=&quot;Bool&quot;;&quot;0x&quot;;&quot;4x&quot;);&quot;,&quot;;[.B109:.B109])" office:value-type="string" office:string-value="Kf_prl,MODBUS RTU,4x,282">
            <text:p>Kf_prl,MODBUS RTU,4x,282</text:p>
          </table:table-cell>
        </table:table-row>
        <table:table-row table:style-name="ro1">
          <table:table-cell office:value-type="string">
            <text:p>Kf_pr</text:p>
          </table:table-cell>
          <table:table-cell table:formula="of:=HEX2DEC(RIGHT([.H110];4))" office:value-type="float" office:value="284">
            <text:p>284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1C</text:p>
          </table:table-cell>
          <table:table-cell table:formula="of:=CONCATENATE([.A110:.A110];&quot;,MODBUS RTU,&quot;;IF([.C110:.C110]=&quot;Bool&quot;;&quot;0x&quot;;&quot;4x&quot;);&quot;,&quot;;[.B110:.B110])" office:value-type="string" office:string-value="Kf_pr,MODBUS RTU,4x,284">
            <text:p>Kf_pr,MODBUS RTU,4x,284</text:p>
          </table:table-cell>
        </table:table-row>
        <table:table-row table:style-name="ro1">
          <table:table-cell office:value-type="string">
            <text:p>K_imp</text:p>
          </table:table-cell>
          <table:table-cell table:formula="of:=HEX2DEC(RIGHT([.H111];4))" office:value-type="float" office:value="286">
            <text:p>286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1E</text:p>
          </table:table-cell>
          <table:table-cell table:formula="of:=CONCATENATE([.A111:.A111];&quot;,MODBUS RTU,&quot;;IF([.C111:.C111]=&quot;Bool&quot;;&quot;0x&quot;;&quot;4x&quot;);&quot;,&quot;;[.B111:.B111])" office:value-type="string" office:string-value="K_imp,MODBUS RTU,4x,286">
            <text:p>K_imp,MODBUS RTU,4x,286</text:p>
          </table:table-cell>
        </table:table-row>
        <table:table-row table:style-name="ro1">
          <table:table-cell office:value-type="string">
            <text:p>Kv_1</text:p>
          </table:table-cell>
          <table:table-cell table:formula="of:=HEX2DEC(RIGHT([.H112];4))" office:value-type="float" office:value="288">
            <text:p>288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20</text:p>
          </table:table-cell>
          <table:table-cell table:formula="of:=CONCATENATE([.A112:.A112];&quot;,MODBUS RTU,&quot;;IF([.C112:.C112]=&quot;Bool&quot;;&quot;0x&quot;;&quot;4x&quot;);&quot;,&quot;;[.B112:.B112])" office:value-type="string" office:string-value="Kv_1,MODBUS RTU,4x,288">
            <text:p>Kv_1,MODBUS RTU,4x,288</text:p>
          </table:table-cell>
        </table:table-row>
        <table:table-row table:style-name="ro1">
          <table:table-cell office:value-type="string">
            <text:p>Kv_2</text:p>
          </table:table-cell>
          <table:table-cell table:formula="of:=HEX2DEC(RIGHT([.H113];4))" office:value-type="float" office:value="290">
            <text:p>290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22</text:p>
          </table:table-cell>
          <table:table-cell table:formula="of:=CONCATENATE([.A113:.A113];&quot;,MODBUS RTU,&quot;;IF([.C113:.C113]=&quot;Bool&quot;;&quot;0x&quot;;&quot;4x&quot;);&quot;,&quot;;[.B113:.B113])" office:value-type="string" office:string-value="Kv_2,MODBUS RTU,4x,290">
            <text:p>Kv_2,MODBUS RTU,4x,290</text:p>
          </table:table-cell>
        </table:table-row>
        <table:table-row table:style-name="ro1">
          <table:table-cell office:value-type="string">
            <text:p>Max_i_m</text:p>
          </table:table-cell>
          <table:table-cell table:formula="of:=HEX2DEC(RIGHT([.H114];4))" office:value-type="float" office:value="292">
            <text:p>292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24</text:p>
          </table:table-cell>
          <table:table-cell table:formula="of:=CONCATENATE([.A114:.A114];&quot;,MODBUS RTU,&quot;;IF([.C114:.C114]=&quot;Bool&quot;;&quot;0x&quot;;&quot;4x&quot;);&quot;,&quot;;[.B114:.B114])" office:value-type="string" office:string-value="Max_i_m,MODBUS RTU,4x,292">
            <text:p>Max_i_m,MODBUS RTU,4x,292</text:p>
          </table:table-cell>
        </table:table-row>
        <table:table-row table:style-name="ro1">
          <table:table-cell office:value-type="string">
            <text:p>Max_Ob</text:p>
          </table:table-cell>
          <table:table-cell table:formula="of:=HEX2DEC(RIGHT([.H115];4))" office:value-type="float" office:value="294">
            <text:p>294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26</text:p>
          </table:table-cell>
          <table:table-cell table:formula="of:=CONCATENATE([.A115:.A115];&quot;,MODBUS RTU,&quot;;IF([.C115:.C115]=&quot;Bool&quot;;&quot;0x&quot;;&quot;4x&quot;);&quot;,&quot;;[.B115:.B115])" office:value-type="string" office:string-value="Max_Ob,MODBUS RTU,4x,294">
            <text:p>Max_Ob,MODBUS RTU,4x,294</text:p>
          </table:table-cell>
        </table:table-row>
        <table:table-row table:style-name="ro1">
          <table:table-cell office:value-type="string">
            <text:p>Max_fott</text:p>
          </table:table-cell>
          <table:table-cell table:formula="of:=HEX2DEC(RIGHT([.H116];4))" office:value-type="float" office:value="296">
            <text:p>296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28</text:p>
          </table:table-cell>
          <table:table-cell table:formula="of:=CONCATENATE([.A116:.A116];&quot;,MODBUS RTU,&quot;;IF([.C116:.C116]=&quot;Bool&quot;;&quot;0x&quot;;&quot;4x&quot;);&quot;,&quot;;[.B116:.B116])" office:value-type="string" office:string-value="Max_fott,MODBUS RTU,4x,296">
            <text:p>Max_fott,MODBUS RTU,4x,296</text:p>
          </table:table-cell>
        </table:table-row>
        <table:table-row table:style-name="ro1">
          <table:table-cell office:value-type="string">
            <text:p>Max_fsgr</text:p>
          </table:table-cell>
          <table:table-cell table:formula="of:=HEX2DEC(RIGHT([.H117];4))" office:value-type="float" office:value="298">
            <text:p>298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2A</text:p>
          </table:table-cell>
          <table:table-cell table:formula="of:=CONCATENATE([.A117:.A117];&quot;,MODBUS RTU,&quot;;IF([.C117:.C117]=&quot;Bool&quot;;&quot;0x&quot;;&quot;4x&quot;);&quot;,&quot;;[.B117:.B117])" office:value-type="string" office:string-value="Max_fsgr,MODBUS RTU,4x,298">
            <text:p>Max_fsgr,MODBUS RTU,4x,298</text:p>
          </table:table-cell>
        </table:table-row>
        <table:table-row table:style-name="ro1">
          <table:table-cell office:value-type="string">
            <text:p>Max_gzag</text:p>
          </table:table-cell>
          <table:table-cell table:formula="of:=HEX2DEC(RIGHT([.H118];4))" office:value-type="float" office:value="300">
            <text:p>300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2C</text:p>
          </table:table-cell>
          <table:table-cell table:formula="of:=CONCATENATE([.A118:.A118];&quot;,MODBUS RTU,&quot;;IF([.C118:.C118]=&quot;Bool&quot;;&quot;0x&quot;;&quot;4x&quot;);&quot;,&quot;;[.B118:.B118])" office:value-type="string" office:string-value="Max_gzag,MODBUS RTU,4x,300">
            <text:p>Max_gzag,MODBUS RTU,4x,300</text:p>
          </table:table-cell>
        </table:table-row>
        <table:table-row table:style-name="ro1">
          <table:table-cell office:value-type="string">
            <text:p>Min_fott</text:p>
          </table:table-cell>
          <table:table-cell table:formula="of:=HEX2DEC(RIGHT([.H119];4))" office:value-type="float" office:value="302">
            <text:p>302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2E</text:p>
          </table:table-cell>
          <table:table-cell table:formula="of:=CONCATENATE([.A119:.A119];&quot;,MODBUS RTU,&quot;;IF([.C119:.C119]=&quot;Bool&quot;;&quot;0x&quot;;&quot;4x&quot;);&quot;,&quot;;[.B119:.B119])" office:value-type="string" office:string-value="Min_fott,MODBUS RTU,4x,302">
            <text:p>Min_fott,MODBUS RTU,4x,302</text:p>
          </table:table-cell>
        </table:table-row>
        <table:table-row table:style-name="ro1">
          <table:table-cell office:value-type="string">
            <text:p>Min_fsgr</text:p>
          </table:table-cell>
          <table:table-cell table:formula="of:=HEX2DEC(RIGHT([.H120];4))" office:value-type="float" office:value="304">
            <text:p>304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30</text:p>
          </table:table-cell>
          <table:table-cell table:formula="of:=CONCATENATE([.A120:.A120];&quot;,MODBUS RTU,&quot;;IF([.C120:.C120]=&quot;Bool&quot;;&quot;0x&quot;;&quot;4x&quot;);&quot;,&quot;;[.B120:.B120])" office:value-type="string" office:string-value="Min_fsgr,MODBUS RTU,4x,304">
            <text:p>Min_fsgr,MODBUS RTU,4x,304</text:p>
          </table:table-cell>
        </table:table-row>
        <table:table-row table:style-name="ro1">
          <table:table-cell office:value-type="string">
            <text:p>Min_gzag</text:p>
          </table:table-cell>
          <table:table-cell table:formula="of:=HEX2DEC(RIGHT([.H121];4))" office:value-type="float" office:value="306">
            <text:p>306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32</text:p>
          </table:table-cell>
          <table:table-cell table:formula="of:=CONCATENATE([.A121:.A121];&quot;,MODBUS RTU,&quot;;IF([.C121:.C121]=&quot;Bool&quot;;&quot;0x&quot;;&quot;4x&quot;);&quot;,&quot;;[.B121:.B121])" office:value-type="string" office:string-value="Min_gzag,MODBUS RTU,4x,306">
            <text:p>Min_gzag,MODBUS RTU,4x,306</text:p>
          </table:table-cell>
        </table:table-row>
        <table:table-row table:style-name="ro1">
          <table:table-cell office:value-type="string">
            <text:p>Gzag_zd</text:p>
          </table:table-cell>
          <table:table-cell table:formula="of:=HEX2DEC(RIGHT([.H122];4))" office:value-type="float" office:value="308">
            <text:p>308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34</text:p>
          </table:table-cell>
          <table:table-cell table:formula="of:=CONCATENATE([.A122:.A122];&quot;,MODBUS RTU,&quot;;IF([.C122:.C122]=&quot;Bool&quot;;&quot;0x&quot;;&quot;4x&quot;);&quot;,&quot;;[.B122:.B122])" office:value-type="string" office:string-value="Gzag_zd,MODBUS RTU,4x,308">
            <text:p>Gzag_zd,MODBUS RTU,4x,308</text:p>
          </table:table-cell>
        </table:table-row>
        <table:table-row table:style-name="ro1">
          <table:table-cell office:value-type="string">
            <text:p>c_sw_m</text:p>
          </table:table-cell>
          <table:table-cell table:formula="of:=HEX2DEC(RIGHT([.H123];4))" office:value-type="float" office:value="310">
            <text:p>310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36</text:p>
          </table:table-cell>
          <table:table-cell table:formula="of:=CONCATENATE([.A123:.A123];&quot;,MODBUS RTU,&quot;;IF([.C123:.C123]=&quot;Bool&quot;;&quot;0x&quot;;&quot;4x&quot;);&quot;,&quot;;[.B123:.B123])" office:value-type="string" office:string-value="c_sw_m,MODBUS RTU,4x,310">
            <text:p>c_sw_m,MODBUS RTU,4x,310</text:p>
          </table:table-cell>
        </table:table-row>
        <table:table-row table:style-name="ro1">
          <table:table-cell office:value-type="string">
            <text:p>c_sw_1</text:p>
          </table:table-cell>
          <table:table-cell table:formula="of:=HEX2DEC(RIGHT([.H124];4))" office:value-type="float" office:value="312">
            <text:p>312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38</text:p>
          </table:table-cell>
          <table:table-cell table:formula="of:=CONCATENATE([.A124:.A124];&quot;,MODBUS RTU,&quot;;IF([.C124:.C124]=&quot;Bool&quot;;&quot;0x&quot;;&quot;4x&quot;);&quot;,&quot;;[.B124:.B124])" office:value-type="string" office:string-value="c_sw_1,MODBUS RTU,4x,312">
            <text:p>c_sw_1,MODBUS RTU,4x,312</text:p>
          </table:table-cell>
        </table:table-row>
        <table:table-row table:style-name="ro1">
          <table:table-cell office:value-type="string">
            <text:p>c_sw_2</text:p>
          </table:table-cell>
          <table:table-cell table:formula="of:=HEX2DEC(RIGHT([.H125];4))" office:value-type="float" office:value="314">
            <text:p>314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3A</text:p>
          </table:table-cell>
          <table:table-cell table:formula="of:=CONCATENATE([.A125:.A125];&quot;,MODBUS RTU,&quot;;IF([.C125:.C125]=&quot;Bool&quot;;&quot;0x&quot;;&quot;4x&quot;);&quot;,&quot;;[.B125:.B125])" office:value-type="string" office:string-value="c_sw_2,MODBUS RTU,4x,314">
            <text:p>c_sw_2,MODBUS RTU,4x,314</text:p>
          </table:table-cell>
        </table:table-row>
        <table:table-row table:style-name="ro1">
          <table:table-cell office:value-type="string">
            <text:p>c_sw_3</text:p>
          </table:table-cell>
          <table:table-cell table:formula="of:=HEX2DEC(RIGHT([.H126];4))" office:value-type="float" office:value="316">
            <text:p>316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3C</text:p>
          </table:table-cell>
          <table:table-cell table:formula="of:=CONCATENATE([.A126:.A126];&quot;,MODBUS RTU,&quot;;IF([.C126:.C126]=&quot;Bool&quot;;&quot;0x&quot;;&quot;4x&quot;);&quot;,&quot;;[.B126:.B126])" office:value-type="string" office:string-value="c_sw_3,MODBUS RTU,4x,316">
            <text:p>c_sw_3,MODBUS RTU,4x,316</text:p>
          </table:table-cell>
        </table:table-row>
        <table:table-row table:style-name="ro1">
          <table:table-cell office:value-type="string">
            <text:p>c_sw_4</text:p>
          </table:table-cell>
          <table:table-cell table:formula="of:=HEX2DEC(RIGHT([.H127];4))" office:value-type="float" office:value="318">
            <text:p>318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3E</text:p>
          </table:table-cell>
          <table:table-cell table:formula="of:=CONCATENATE([.A127:.A127];&quot;,MODBUS RTU,&quot;;IF([.C127:.C127]=&quot;Bool&quot;;&quot;0x&quot;;&quot;4x&quot;);&quot;,&quot;;[.B127:.B127])" office:value-type="string" office:string-value="c_sw_4,MODBUS RTU,4x,318">
            <text:p>c_sw_4,MODBUS RTU,4x,318</text:p>
          </table:table-cell>
        </table:table-row>
        <table:table-row table:style-name="ro1">
          <table:table-cell office:value-type="string">
            <text:p>c_f_max</text:p>
          </table:table-cell>
          <table:table-cell table:formula="of:=HEX2DEC(RIGHT([.H128];4))" office:value-type="float" office:value="320">
            <text:p>320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40</text:p>
          </table:table-cell>
          <table:table-cell table:formula="of:=CONCATENATE([.A128:.A128];&quot;,MODBUS RTU,&quot;;IF([.C128:.C128]=&quot;Bool&quot;;&quot;0x&quot;;&quot;4x&quot;);&quot;,&quot;;[.B128:.B128])" office:value-type="string" office:string-value="c_f_max,MODBUS RTU,4x,320">
            <text:p>c_f_max,MODBUS RTU,4x,320</text:p>
          </table:table-cell>
        </table:table-row>
        <table:table-row table:style-name="ro1">
          <table:table-cell office:value-type="string">
            <text:p>c_max</text:p>
          </table:table-cell>
          <table:table-cell table:formula="of:=HEX2DEC(RIGHT([.H129];4))" office:value-type="float" office:value="322">
            <text:p>322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42</text:p>
          </table:table-cell>
          <table:table-cell table:formula="of:=CONCATENATE([.A129:.A129];&quot;,MODBUS RTU,&quot;;IF([.C129:.C129]=&quot;Bool&quot;;&quot;0x&quot;;&quot;4x&quot;);&quot;,&quot;;[.B129:.B129])" office:value-type="string" office:string-value="c_max,MODBUS RTU,4x,322">
            <text:p>c_max,MODBUS RTU,4x,322</text:p>
          </table:table-cell>
        </table:table-row>
        <table:table-row table:style-name="ro1">
          <table:table-cell office:value-type="string">
            <text:p>Gzag_s_zd</text:p>
          </table:table-cell>
          <table:table-cell table:formula="of:=HEX2DEC(RIGHT([.H130];4))" office:value-type="float" office:value="324">
            <text:p>324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44</text:p>
          </table:table-cell>
          <table:table-cell table:formula="of:=CONCATENATE([.A130:.A130];&quot;,MODBUS RTU,&quot;;IF([.C130:.C130]=&quot;Bool&quot;;&quot;0x&quot;;&quot;4x&quot;);&quot;,&quot;;[.B130:.B130])" office:value-type="string" office:string-value="Gzag_s_zd,MODBUS RTU,4x,324">
            <text:p>Gzag_s_zd,MODBUS RTU,4x,324</text:p>
          </table:table-cell>
        </table:table-row>
        <table:table-row table:style-name="ro1">
          <table:table-cell office:value-type="string">
            <text:p>Rej_nepr</text:p>
          </table:table-cell>
          <table:table-cell table:formula="of:=HEX2DEC(RIGHT([.H131];4))" office:value-type="float" office:value="326">
            <text:p>326</text:p>
          </table:table-cell>
          <table:table-cell office:value-type="string">
            <text:p>Boo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46</text:p>
          </table:table-cell>
          <table:table-cell table:formula="of:=CONCATENATE([.A131:.A131];&quot;,MODBUS RTU,&quot;;IF([.C131:.C131]=&quot;Bool&quot;;&quot;0x&quot;;&quot;4x&quot;);&quot;,&quot;;[.B131:.B131])" office:value-type="string" office:string-value="Rej_nepr,MODBUS RTU,0x,326">
            <text:p>Rej_nepr,MODBUS RTU,0x,326</text:p>
          </table:table-cell>
        </table:table-row>
        <table:table-row table:style-name="ro1">
          <table:table-cell office:value-type="string">
            <text:p>Rej_sir</text:p>
          </table:table-cell>
          <table:table-cell table:formula="of:=HEX2DEC(RIGHT([.H132];4))" office:value-type="float" office:value="327">
            <text:p>327</text:p>
          </table:table-cell>
          <table:table-cell office:value-type="string">
            <text:p>Boo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47</text:p>
          </table:table-cell>
          <table:table-cell table:formula="of:=CONCATENATE([.A132:.A132];&quot;,MODBUS RTU,&quot;;IF([.C132:.C132]=&quot;Bool&quot;;&quot;0x&quot;;&quot;4x&quot;);&quot;,&quot;;[.B132:.B132])" office:value-type="string" office:string-value="Rej_sir,MODBUS RTU,0x,327">
            <text:p>Rej_sir,MODBUS RTU,0x,327</text:p>
          </table:table-cell>
        </table:table-row>
        <table:table-row table:style-name="ro1">
          <table:table-cell office:value-type="string">
            <text:p>Rej_tvod</text:p>
          </table:table-cell>
          <table:table-cell table:formula="of:=HEX2DEC(RIGHT([.H133];4))" office:value-type="float" office:value="328">
            <text:p>328</text:p>
          </table:table-cell>
          <table:table-cell office:value-type="string">
            <text:p>Boo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48</text:p>
          </table:table-cell>
          <table:table-cell table:formula="of:=CONCATENATE([.A133:.A133];&quot;,MODBUS RTU,&quot;;IF([.C133:.C133]=&quot;Bool&quot;;&quot;0x&quot;;&quot;4x&quot;);&quot;,&quot;;[.B133:.B133])" office:value-type="string" office:string-value="Rej_tvod,MODBUS RTU,0x,328">
            <text:p>Rej_tvod,MODBUS RTU,0x,328</text:p>
          </table:table-cell>
        </table:table-row>
        <table:table-row table:style-name="ro1">
          <table:table-cell office:value-type="string">
            <text:p>Rej_fug</text:p>
          </table:table-cell>
          <table:table-cell table:formula="of:=HEX2DEC(RIGHT([.H134];4))" office:value-type="float" office:value="329">
            <text:p>329</text:p>
          </table:table-cell>
          <table:table-cell office:value-type="string">
            <text:p>Boo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49</text:p>
          </table:table-cell>
          <table:table-cell table:formula="of:=CONCATENATE([.A134:.A134];&quot;,MODBUS RTU,&quot;;IF([.C134:.C134]=&quot;Bool&quot;;&quot;0x&quot;;&quot;4x&quot;);&quot;,&quot;;[.B134:.B134])" office:value-type="string" office:string-value="Rej_fug,MODBUS RTU,0x,329">
            <text:p>Rej_fug,MODBUS RTU,0x,329</text:p>
          </table:table-cell>
        </table:table-row>
        <table:table-row table:style-name="ro1">
          <table:table-cell office:value-type="string">
            <text:p>Save</text:p>
          </table:table-cell>
          <table:table-cell table:formula="of:=HEX2DEC(RIGHT([.H135];4))" office:value-type="float" office:value="330">
            <text:p>330</text:p>
          </table:table-cell>
          <table:table-cell office:value-type="string">
            <text:p>Boo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4A</text:p>
          </table:table-cell>
          <table:table-cell table:formula="of:=CONCATENATE([.A135:.A135];&quot;,MODBUS RTU,&quot;;IF([.C135:.C135]=&quot;Bool&quot;;&quot;0x&quot;;&quot;4x&quot;);&quot;,&quot;;[.B135:.B135])" office:value-type="string" office:string-value="Save,MODBUS RTU,0x,330">
            <text:p>Save,MODBUS RTU,0x,330</text:p>
          </table:table-cell>
        </table:table-row>
        <table:table-row table:style-name="ro1">
          <table:table-cell office:value-type="string">
            <text:p>Run</text:p>
          </table:table-cell>
          <table:table-cell table:formula="of:=HEX2DEC(RIGHT([.H136];4))" office:value-type="float" office:value="331">
            <text:p>331</text:p>
          </table:table-cell>
          <table:table-cell office:value-type="string">
            <text:p>Boo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4B</text:p>
          </table:table-cell>
          <table:table-cell table:formula="of:=CONCATENATE([.A136:.A136];&quot;,MODBUS RTU,&quot;;IF([.C136:.C136]=&quot;Bool&quot;;&quot;0x&quot;;&quot;4x&quot;);&quot;,&quot;;[.B136:.B136])" office:value-type="string" office:string-value="Run,MODBUS RTU,0x,331">
            <text:p>Run,MODBUS RTU,0x,331</text:p>
          </table:table-cell>
        </table:table-row>
        <table:table-row table:style-name="ro1">
          <table:table-cell office:value-type="string">
            <text:p>Cf_nom</text:p>
          </table:table-cell>
          <table:table-cell table:formula="of:=HEX2DEC(RIGHT([.H137];4))" office:value-type="float" office:value="332">
            <text:p>332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4C</text:p>
          </table:table-cell>
          <table:table-cell table:formula="of:=CONCATENATE([.A137:.A137];&quot;,MODBUS RTU,&quot;;IF([.C137:.C137]=&quot;Bool&quot;;&quot;0x&quot;;&quot;4x&quot;);&quot;,&quot;;[.B137:.B137])" office:value-type="string" office:string-value="Cf_nom,MODBUS RTU,4x,332">
            <text:p>Cf_nom,MODBUS RTU,4x,332</text:p>
          </table:table-cell>
        </table:table-row>
        <table:table-row table:style-name="ro1">
          <table:table-cell office:value-type="string">
            <text:p>lo_Gzag</text:p>
          </table:table-cell>
          <table:table-cell table:formula="of:=HEX2DEC(RIGHT([.H138];4))" office:value-type="float" office:value="333">
            <text:p>333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4D</text:p>
          </table:table-cell>
          <table:table-cell table:formula="of:=CONCATENATE([.A138:.A138];&quot;,MODBUS RTU,&quot;;IF([.C138:.C138]=&quot;Bool&quot;;&quot;0x&quot;;&quot;4x&quot;);&quot;,&quot;;[.B138:.B138])" office:value-type="string" office:string-value="lo_Gzag,MODBUS RTU,4x,333">
            <text:p>lo_Gzag,MODBUS RTU,4x,333</text:p>
          </table:table-cell>
        </table:table-row>
        <table:table-row table:style-name="ro1">
          <table:table-cell office:value-type="string">
            <text:p>hi_Gzag</text:p>
          </table:table-cell>
          <table:table-cell table:formula="of:=HEX2DEC(RIGHT([.H139];4))" office:value-type="float" office:value="335">
            <text:p>335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4F</text:p>
          </table:table-cell>
          <table:table-cell table:formula="of:=CONCATENATE([.A139:.A139];&quot;,MODBUS RTU,&quot;;IF([.C139:.C139]=&quot;Bool&quot;;&quot;0x&quot;;&quot;4x&quot;);&quot;,&quot;;[.B139:.B139])" office:value-type="string" office:string-value="hi_Gzag,MODBUS RTU,4x,335">
            <text:p>hi_Gzag,MODBUS RTU,4x,335</text:p>
          </table:table-cell>
        </table:table-row>
        <table:table-row table:style-name="ro1">
          <table:table-cell office:value-type="string">
            <text:p>a_Gzag</text:p>
          </table:table-cell>
          <table:table-cell table:formula="of:=HEX2DEC(RIGHT([.H140];4))" office:value-type="float" office:value="337">
            <text:p>337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51</text:p>
          </table:table-cell>
          <table:table-cell table:formula="of:=CONCATENATE([.A140:.A140];&quot;,MODBUS RTU,&quot;;IF([.C140:.C140]=&quot;Bool&quot;;&quot;0x&quot;;&quot;4x&quot;);&quot;,&quot;;[.B140:.B140])" office:value-type="string" office:string-value="a_Gzag,MODBUS RTU,4x,337">
            <text:p>a_Gzag,MODBUS RTU,4x,337</text:p>
          </table:table-cell>
        </table:table-row>
        <table:table-row table:style-name="ro1">
          <table:table-cell office:value-type="string">
            <text:p>b_Gzag</text:p>
          </table:table-cell>
          <table:table-cell table:formula="of:=HEX2DEC(RIGHT([.H141];4))" office:value-type="float" office:value="339">
            <text:p>339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53</text:p>
          </table:table-cell>
          <table:table-cell table:formula="of:=CONCATENATE([.A141:.A141];&quot;,MODBUS RTU,&quot;;IF([.C141:.C141]=&quot;Bool&quot;;&quot;0x&quot;;&quot;4x&quot;);&quot;,&quot;;[.B141:.B141])" office:value-type="string" office:string-value="b_Gzag,MODBUS RTU,4x,339">
            <text:p>b_Gzag,MODBUS RTU,4x,339</text:p>
          </table:table-cell>
        </table:table-row>
        <table:table-row table:style-name="ro1">
          <table:table-cell office:value-type="string">
            <text:p>Gzag_offset</text:p>
          </table:table-cell>
          <table:table-cell table:formula="of:=HEX2DEC(RIGHT([.H142];4))" office:value-type="float" office:value="341">
            <text:p>341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55</text:p>
          </table:table-cell>
          <table:table-cell table:formula="of:=CONCATENATE([.A142:.A142];&quot;,MODBUS RTU,&quot;;IF([.C142:.C142]=&quot;Bool&quot;;&quot;0x&quot;;&quot;4x&quot;);&quot;,&quot;;[.B142:.B142])" office:value-type="string" office:string-value="Gzag_offset,MODBUS RTU,4x,341">
            <text:p>Gzag_offset,MODBUS RTU,4x,341</text:p>
          </table:table-cell>
        </table:table-row>
        <table:table-row table:style-name="ro1">
          <table:table-cell office:value-type="string">
            <text:p>Tn_v</text:p>
          </table:table-cell>
          <table:table-cell table:formula="of:=HEX2DEC(RIGHT([.H143];4))" office:value-type="float" office:value="343">
            <text:p>343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час простою ножа вверху</text:p>
          </table:table-cell>
          <table:table-cell office:value-type="string">
            <text:p>16#0157</text:p>
          </table:table-cell>
          <table:table-cell table:formula="of:=CONCATENATE([.A143:.A143];&quot;,MODBUS RTU,&quot;;IF([.C143:.C143]=&quot;Bool&quot;;&quot;0x&quot;;&quot;4x&quot;);&quot;,&quot;;[.B143:.B143])" office:value-type="string" office:string-value="Tn_v,MODBUS RTU,4x,343">
            <text:p>Tn_v,MODBUS RTU,4x,343</text:p>
          </table:table-cell>
        </table:table-row>
        <table:table-row table:style-name="ro1">
          <table:table-cell/>
          <table:table-cell table:style-name="Default"/>
          <table:table-cell table:number-columns-repeated="6"/>
          <table:table-cell table:formula="of:=CONCATENATE([.A144:.A144];&quot;,MODBUS RTU,&quot;;IF([.C144:.C144]=&quot;Bool&quot;;&quot;0x&quot;;&quot;4x&quot;);&quot;,&quot;;[.B144:.B144])" office:value-type="string" office:string-value=",MODBUS RTU,4x,">
            <text:p>,MODBUS RTU,4x,</text:p>
          </table:table-cell>
        </table:table-row>
        <table:table-row table:style-name="ro1">
          <table:table-cell office:value-type="string">
            <text:p>c_ndw</text:p>
          </table:table-cell>
          <table:table-cell table:formula="of:=HEX2DEC(RIGHT([.H145];4))" office:value-type="float" office:value="510">
            <text:p>510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1FE</text:p>
          </table:table-cell>
          <table:table-cell table:formula="of:=CONCATENATE([.A145:.A145];&quot;,MODBUS RTU,&quot;;IF([.C145:.C145]=&quot;Bool&quot;;&quot;0x&quot;;&quot;4x&quot;);&quot;,&quot;;[.B145:.B145])" office:value-type="string" office:string-value="c_ndw,MODBUS RTU,0x,510">
            <text:p>c_ndw,MODBUS RTU,0x,510</text:p>
          </table:table-cell>
        </table:table-row>
        <table:table-row table:style-name="ro1">
          <table:table-cell office:value-type="string">
            <text:p>c_nup</text:p>
          </table:table-cell>
          <table:table-cell table:formula="of:=HEX2DEC(RIGHT([.H146];4))" office:value-type="float" office:value="511">
            <text:p>511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1FF</text:p>
          </table:table-cell>
          <table:table-cell table:formula="of:=CONCATENATE([.A146:.A146];&quot;,MODBUS RTU,&quot;;IF([.C146:.C146]=&quot;Bool&quot;;&quot;0x&quot;;&quot;4x&quot;);&quot;,&quot;;[.B146:.B146])" office:value-type="string" office:string-value="c_nup,MODBUS RTU,0x,511">
            <text:p>c_nup,MODBUS RTU,0x,511</text:p>
          </table:table-cell>
        </table:table-row>
        <table:table-row table:style-name="ro1">
          <table:table-cell office:value-type="string">
            <text:p>sp_spd</text:p>
          </table:table-cell>
          <table:table-cell table:formula="of:=HEX2DEC(RIGHT([.H147];4))" office:value-type="float" office:value="512">
            <text:p>512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200</text:p>
          </table:table-cell>
          <table:table-cell table:formula="of:=CONCATENATE([.A147:.A147];&quot;,MODBUS RTU,&quot;;IF([.C147:.C147]=&quot;Bool&quot;;&quot;0x&quot;;&quot;4x&quot;);&quot;,&quot;;[.B147:.B147])" office:value-type="string" office:string-value="sp_spd,MODBUS RTU,4x,512">
            <text:p>sp_spd,MODBUS RTU,4x,512</text:p>
          </table:table-cell>
        </table:table-row>
        <table:table-row table:style-name="ro1">
          <table:table-cell office:value-type="string">
            <text:p>man</text:p>
          </table:table-cell>
          <table:table-cell table:formula="of:=HEX2DEC(RIGHT([.H148];4))" office:value-type="float" office:value="513">
            <text:p>513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201</text:p>
          </table:table-cell>
          <table:table-cell table:formula="of:=CONCATENATE([.A148:.A148];&quot;,MODBUS RTU,&quot;;IF([.C148:.C148]=&quot;Bool&quot;;&quot;0x&quot;;&quot;4x&quot;);&quot;,&quot;;[.B148:.B148])" office:value-type="string" office:string-value="man,MODBUS RTU,0x,513">
            <text:p>man,MODBUS RTU,0x,513</text:p>
          </table:table-cell>
        </table:table-row>
        <table:table-row table:style-name="ro1">
          <table:table-cell office:value-type="string">
            <text:p>Pusk</text:p>
          </table:table-cell>
          <table:table-cell table:formula="of:=HEX2DEC(RIGHT([.H149];4))" office:value-type="float" office:value="514">
            <text:p>514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202</text:p>
          </table:table-cell>
          <table:table-cell table:formula="of:=CONCATENATE([.A149:.A149];&quot;,MODBUS RTU,&quot;;IF([.C149:.C149]=&quot;Bool&quot;;&quot;0x&quot;;&quot;4x&quot;);&quot;,&quot;;[.B149:.B149])" office:value-type="string" office:string-value="Pusk,MODBUS RTU,0x,514">
            <text:p>Pusk,MODBUS RTU,0x,514</text:p>
          </table:table-cell>
        </table:table-row>
        <table:table-row table:style-name="ro1">
          <table:table-cell office:value-type="string">
            <text:p>start</text:p>
          </table:table-cell>
          <table:table-cell table:formula="of:=HEX2DEC(RIGHT([.H150];4))" office:value-type="float" office:value="515">
            <text:p>515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203</text:p>
          </table:table-cell>
          <table:table-cell table:formula="of:=CONCATENATE([.A150:.A150];&quot;,MODBUS RTU,&quot;;IF([.C150:.C150]=&quot;Bool&quot;;&quot;0x&quot;;&quot;4x&quot;);&quot;,&quot;;[.B150:.B150])" office:value-type="string" office:string-value="start,MODBUS RTU,0x,515">
            <text:p>start,MODBUS RTU,0x,515</text:p>
          </table:table-cell>
        </table:table-row>
        <table:table-row table:style-name="ro1">
          <table:table-cell office:value-type="string">
            <text:p>dz_fk</text:p>
          </table:table-cell>
          <table:table-cell table:formula="of:=HEX2DEC(RIGHT([.H151];4))" office:value-type="float" office:value="516">
            <text:p>516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204</text:p>
          </table:table-cell>
          <table:table-cell table:formula="of:=CONCATENATE([.A151:.A151];&quot;,MODBUS RTU,&quot;;IF([.C151:.C151]=&quot;Bool&quot;;&quot;0x&quot;;&quot;4x&quot;);&quot;,&quot;;[.B151:.B151])" office:value-type="string" office:string-value="dz_fk,MODBUS RTU,0x,516">
            <text:p>dz_fk,MODBUS RTU,0x,516</text:p>
          </table:table-cell>
        </table:table-row>
        <table:table-row table:style-name="ro1">
          <table:table-cell office:value-type="string">
            <text:p>dz_test</text:p>
          </table:table-cell>
          <table:table-cell table:formula="of:=HEX2DEC(RIGHT([.H152];4))" office:value-type="float" office:value="517">
            <text:p>517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205</text:p>
          </table:table-cell>
          <table:table-cell table:formula="of:=CONCATENATE([.A152:.A152];&quot;,MODBUS RTU,&quot;;IF([.C152:.C152]=&quot;Bool&quot;;&quot;0x&quot;;&quot;4x&quot;);&quot;,&quot;;[.B152:.B152])" office:value-type="string" office:string-value="dz_test,MODBUS RTU,0x,517">
            <text:p>dz_test,MODBUS RTU,0x,517</text:p>
          </table:table-cell>
        </table:table-row>
        <table:table-row table:style-name="ro1">
          <table:table-cell office:value-type="string">
            <text:p>Ob_t</text:p>
          </table:table-cell>
          <table:table-cell table:formula="of:=HEX2DEC(RIGHT([.H153];4))" office:value-type="float" office:value="518">
            <text:p>518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206</text:p>
          </table:table-cell>
          <table:table-cell table:formula="of:=CONCATENATE([.A153:.A153];&quot;,MODBUS RTU,&quot;;IF([.C153:.C153]=&quot;Bool&quot;;&quot;0x&quot;;&quot;4x&quot;);&quot;,&quot;;[.B153:.B153])" office:value-type="string" office:string-value="Ob_t,MODBUS RTU,4x,518">
            <text:p>Ob_t,MODBUS RTU,4x,518</text:p>
          </table:table-cell>
        </table:table-row>
        <table:table-row table:style-name="ro1">
          <table:table-cell office:value-type="string">
            <text:p>Qall_t</text:p>
          </table:table-cell>
          <table:table-cell table:formula="of:=HEX2DEC(RIGHT([.H154];4))" office:value-type="float" office:value="519">
            <text:p>519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207</text:p>
          </table:table-cell>
          <table:table-cell table:formula="of:=CONCATENATE([.A154:.A154];&quot;,MODBUS RTU,&quot;;IF([.C154:.C154]=&quot;Bool&quot;;&quot;0x&quot;;&quot;4x&quot;);&quot;,&quot;;[.B154:.B154])" office:value-type="string" office:string-value="Qall_t,MODBUS RTU,4x,519">
            <text:p>Qall_t,MODBUS RTU,4x,519</text:p>
          </table:table-cell>
        </table:table-row>
        <table:table-row table:style-name="ro1">
          <table:table-cell office:value-type="string">
            <text:p>Fott_t</text:p>
          </table:table-cell>
          <table:table-cell table:formula="of:=HEX2DEC(RIGHT([.H155];4))" office:value-type="float" office:value="520">
            <text:p>520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208</text:p>
          </table:table-cell>
          <table:table-cell table:formula="of:=CONCATENATE([.A155:.A155];&quot;,MODBUS RTU,&quot;;IF([.C155:.C155]=&quot;Bool&quot;;&quot;0x&quot;;&quot;4x&quot;);&quot;,&quot;;[.B155:.B155])" office:value-type="string" office:string-value="Fott_t,MODBUS RTU,4x,520">
            <text:p>Fott_t,MODBUS RTU,4x,520</text:p>
          </table:table-cell>
        </table:table-row>
        <table:table-row table:style-name="ro1">
          <table:table-cell office:value-type="string">
            <text:p>Fsgr_t</text:p>
          </table:table-cell>
          <table:table-cell table:formula="of:=HEX2DEC(RIGHT([.H156];4))" office:value-type="float" office:value="521">
            <text:p>521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209</text:p>
          </table:table-cell>
          <table:table-cell table:formula="of:=CONCATENATE([.A156:.A156];&quot;,MODBUS RTU,&quot;;IF([.C156:.C156]=&quot;Bool&quot;;&quot;0x&quot;;&quot;4x&quot;);&quot;,&quot;;[.B156:.B156])" office:value-type="string" office:string-value="Fsgr_t,MODBUS RTU,4x,521">
            <text:p>Fsgr_t,MODBUS RTU,4x,521</text:p>
          </table:table-cell>
        </table:table-row>
        <table:table-row table:style-name="ro1">
          <table:table-cell office:value-type="string">
            <text:p>Sgr_t</text:p>
          </table:table-cell>
          <table:table-cell table:formula="of:=HEX2DEC(RIGHT([.H157];4))" office:value-type="float" office:value="522">
            <text:p>522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20A</text:p>
          </table:table-cell>
          <table:table-cell table:formula="of:=CONCATENATE([.A157:.A157];&quot;,MODBUS RTU,&quot;;IF([.C157:.C157]=&quot;Bool&quot;;&quot;0x&quot;;&quot;4x&quot;);&quot;,&quot;;[.B157:.B157])" office:value-type="string" office:string-value="Sgr_t,MODBUS RTU,4x,522">
            <text:p>Sgr_t,MODBUS RTU,4x,522</text:p>
          </table:table-cell>
        </table:table-row>
        <table:table-row table:style-name="ro1">
          <table:table-cell office:value-type="string">
            <text:p>Gzag_t</text:p>
          </table:table-cell>
          <table:table-cell table:formula="of:=HEX2DEC(RIGHT([.H158];4))" office:value-type="float" office:value="523">
            <text:p>523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20B</text:p>
          </table:table-cell>
          <table:table-cell table:formula="of:=CONCATENATE([.A158:.A158];&quot;,MODBUS RTU,&quot;;IF([.C158:.C158]=&quot;Bool&quot;;&quot;0x&quot;;&quot;4x&quot;);&quot;,&quot;;[.B158:.B158])" office:value-type="string" office:string-value="Gzag_t,MODBUS RTU,4x,523">
            <text:p>Gzag_t,MODBUS RTU,4x,523</text:p>
          </table:table-cell>
        </table:table-row>
        <table:table-row table:style-name="ro1">
          <table:table-cell office:value-type="string">
            <text:p>dz_set</text:p>
          </table:table-cell>
          <table:table-cell table:formula="of:=HEX2DEC(RIGHT([.H159];4))" office:value-type="float" office:value="524">
            <text:p>524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20C</text:p>
          </table:table-cell>
          <table:table-cell table:formula="of:=CONCATENATE([.A159:.A159];&quot;,MODBUS RTU,&quot;;IF([.C159:.C159]=&quot;Bool&quot;;&quot;0x&quot;;&quot;4x&quot;);&quot;,&quot;;[.B159:.B159])" office:value-type="string" office:string-value="dz_set,MODBUS RTU,0x,524">
            <text:p>dz_set,MODBUS RTU,0x,524</text:p>
          </table:table-cell>
        </table:table-row>
        <table:table-row table:style-name="ro1">
          <table:table-cell office:value-type="string">
            <text:p>Gzag_d</text:p>
          </table:table-cell>
          <table:table-cell table:formula="of:=HEX2DEC(RIGHT([.H160];4))" office:value-type="float" office:value="525">
            <text:p>525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20D</text:p>
          </table:table-cell>
          <table:table-cell table:formula="of:=CONCATENATE([.A160:.A160];&quot;,MODBUS RTU,&quot;;IF([.C160:.C160]=&quot;Bool&quot;;&quot;0x&quot;;&quot;4x&quot;);&quot;,&quot;;[.B160:.B160])" office:value-type="string" office:string-value="Gzag_d,MODBUS RTU,4x,525">
            <text:p>Gzag_d,MODBUS RTU,4x,525</text:p>
          </table:table-cell>
        </table:table-row>
      </table:table>
      <table:table table:name="Аркуш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Аркуш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грн.</number:text>
    </number:number-style>
    <number:number-style style:name="N109">
      <number:text>-</number:text>
      <number:number number:decimal-places="0" number:min-integer-digits="1" number:grouping="true"/>
      <number:text> грн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грн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грн.</number:text>
    </number:number-style>
    <number:number-style style:name="N112">
      <number:text>-</number:text>
      <number:number number:decimal-places="2" number:min-integer-digits="1" number:grouping="true"/>
      <number:text> грн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грн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     </number:text>
    </number:number-style>
    <number:number-style style:name="N121P1" style:volatile="true">
      <number:text>-</number:text>
      <number:number number:decimal-places="0" number:min-integer-digits="1" number:grouping="true"/>
      <number:text>         </number:text>
    </number:number-style>
    <number:number-style style:name="N121P2" style:volatile="true">
      <number:text> -   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грн. </number:text>
    </number:number-style>
    <number:number-style style:name="N125P1" style:volatile="true">
      <number:text>-</number:text>
      <number:number number:decimal-places="0" number:min-integer-digits="1" number:grouping="true"/>
      <number:text> грн. </number:text>
    </number:number-style>
    <number:number-style style:name="N125P2" style:volatile="true">
      <number:text> - грн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     </number:text>
    </number:number-style>
    <number:number-style style:name="N129P1" style:volatile="true">
      <number:text>-</number:text>
      <number:number number:decimal-places="2" number:min-integer-digits="1" number:grouping="true"/>
      <number:text>         </number:text>
    </number:number-style>
    <number:number-style style:name="N129P2" style:volatile="true">
      <number:text> -</number:text>
      <number:number number:decimal-places="0" number:min-integer-digits="0"/>
      <number:text>   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грн. </number:text>
    </number:number-style>
    <number:number-style style:name="N133P1" style:volatile="true">
      <number:text>-</number:text>
      <number:number number:decimal-places="2" number:min-integer-digits="1" number:grouping="true"/>
      <number:text> грн. </number:text>
    </number:number-style>
    <number:number-style style:name="N133P2" style:volatile="true">
      <number:text> -</number:text>
      <number:number number:decimal-places="0" number:min-integer-digits="0"/>
      <number:text> грн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0">20/09/2010</text:date>, <text:time>14:47:14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6T20:01:44</meta:creation-date>
    <dc:date>2010-09-20T14:47:14</dc:date>
    <meta:editing-duration>PT20H19M17S</meta:editing-duration>
    <meta:editing-cycles>5</meta:editing-cycles>
    <meta:generator>OpenOffice.org/3.2$Linux OpenOffice.org_project/320m19$Build-9505</meta:generator>
    <meta:document-statistic meta:table-count="3" meta:cell-count="1220" meta:object-count="0"/>
  </office:meta>
</office:document-meta>
</file>